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ole-draw-aspect="1"/>
    </style:style>
    <style:style style:name="gr2" style:family="graphic" style:parent-style-name="objectwithoutfill">
      <style:graphic-properties svg:stroke-color="#c0c0c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width="0.026cm" svg:stroke-color="#0000ff" draw:fill="none" fo:padding-top="0.013cm" fo:padding-bottom="0.013cm" fo:padding-left="0.013cm" fo:padding-right="0.013cm"/>
    </style:style>
    <style:style style:name="gr5" style:family="graphic" style:parent-style-name="standard">
      <style:graphic-properties draw:stroke="solid" svg:stroke-width="0.026cm" svg:stroke-color="#000000" draw:fill="none" fo:padding-top="0.013cm" fo:padding-bottom="0.013cm" fo:padding-left="0.013cm" fo:padding-right="0.013cm"/>
    </style:style>
    <style:style style:name="gr6" style:family="graphic" style:parent-style-name="standard">
      <style:graphic-properties draw:stroke="none" draw:fill="none" draw:textarea-horizontal-align="left" draw:textarea-vertical-align="top" draw:auto-grow-height="true" draw:auto-grow-width="true" fo:min-height="0.282cm" fo:min-width="0cm" fo:padding-top="0cm" fo:padding-bottom="0cm" fo:padding-left="0cm" fo:padding-right="0cm"/>
    </style:style>
    <style:style style:name="gr7" style:family="graphic" style:parent-style-name="standard">
      <style:graphic-properties draw:stroke="solid" svg:stroke-width="0.026cm" svg:stroke-color="#ff0000" draw:fill="none" fo:padding-top="0.013cm" fo:padding-bottom="0.013cm" fo:padding-left="0.013cm" fo:padding-right="0.013cm"/>
    </style:style>
    <style:style style:name="gr8" style:family="graphic" style:parent-style-name="standard">
      <style:graphic-properties draw:stroke="none" draw:fill="none" draw:textarea-horizontal-align="left" draw:textarea-vertical-align="top" draw:auto-grow-height="true" draw:auto-grow-width="true" fo:min-height="0.282cm" fo:min-width="0.31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55cm" fo:min-width="0.31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82cm" fo:min-width="0.4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255cm" fo:min-width="0.313cm" fo:padding-top="0cm" fo:padding-bottom="0cm" fo:padding-left="0cm" fo:padding-right="0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start" style:writing-mode="lr-tb"/>
    </style:style>
    <style:style style:name="P4" style:family="paragraph">
      <style:paragraph-properties fo:text-align="start" style:writing-mode="lr-tb"/>
      <style:text-properties fo:font-family="Arial" style:font-family-generic="roman" style:font-pitch="variable" fo:font-size="7pt" style:letter-kerning="true" style:font-family-asian="'WenQuanYi Micro Hei'" style:font-family-generic-asian="system" style:font-pitch-asian="variable" style:font-size-asian="7pt" style:font-family-complex="'Lohit Hindi'" style:font-family-generic-complex="system" style:font-pitch-complex="variable" style:font-size-complex="7pt"/>
    </style:style>
    <style:style style:name="P5" style:family="paragraph">
      <style:paragraph-properties fo:text-align="start" style:writing-mode="lr-tb"/>
      <style:text-properties fo:font-size="7pt" style:font-size-asian="7pt" style:font-size-complex="7pt"/>
    </style:style>
    <style:style style:name="P6"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color="#000000" fo:font-family="Helvetica" fo:font-size="8pt" style:font-size-asian="8pt" style:font-family-complex="Helvetica" style:font-size-complex="8pt"/>
    </style:style>
    <style:style style:name="T3" style:family="text">
      <style:text-properties fo:font-size="7pt" style:font-size-asian="7pt" style:font-size-complex="7pt"/>
    </style:style>
    <style:style style:name="T4" style:family="text">
      <style:text-properties fo:color="#000000" fo:font-family="Helvetica" fo:font-size="7pt" style:font-size-asian="7pt" style:font-family-complex="Helvetica" style:font-size-complex="7pt"/>
    </style:style>
    <style:style style:name="T5"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6" style:family="text">
      <style:text-properties fo:font-family="Arial" style:font-family-generic="roman" style:font-pitch="variable" fo:font-size="8pt" style:font-family-asian="Arial" style:font-style-name-asian="Regular" style:font-family-generic-asian="swiss" style:font-size-asian="8pt" style:font-family-complex="Arial" style:font-style-name-complex="Regular" style:font-family-generic-complex="swiss"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6cm" svg:height="7.914cm" svg:x="1.562cm" svg:y="8.957cm">
          <draw:object xlink:href="./Object 3" xlink:type="simple" xlink:show="embed" xlink:actuate="onLoad"/>
          <draw:image xlink:href="./ObjectReplacements/Object 3" xlink:type="simple" xlink:show="embed" xlink:actuate="onLoad"/>
        </draw:frame>
        <draw:frame draw:style-name="gr1" draw:layer="layout" svg:width="9.3cm" svg:height="7.093cm" svg:x="0.1cm" svg:y="0.9cm">
          <draw:object xlink:href="./Object 1" xlink:type="simple" xlink:show="embed" xlink:actuate="onLoad"/>
          <draw:image xlink:href="./ObjectReplacements/Object 1" xlink:type="simple" xlink:show="embed" xlink:actuate="onLoad"/>
        </draw:frame>
        <draw:frame draw:style-name="gr1" draw:layer="layout" svg:width="11.077cm" svg:height="7.838cm" svg:x="9.9cm" svg:y="0.962cm">
          <draw:object xlink:href="./Object 2" xlink:type="simple" xlink:show="embed" xlink:actuate="onLoad"/>
          <draw:image xlink:href="./ObjectReplacements/Object 2" xlink:type="simple" xlink:show="embed" xlink:actuate="onLoad"/>
        </draw:frame>
        <draw:line draw:style-name="gr2" draw:text-style-name="P1" draw:layer="layout" svg:x1="6.074cm" svg:y1="9.391cm" svg:x2="6.081cm" svg:y2="15.886cm">
          <text:p/>
        </draw:line>
        <draw:line draw:style-name="gr2" draw:text-style-name="P1" draw:layer="layout" svg:x1="8.859cm" svg:y1="9.41cm" svg:x2="8.866cm" svg:y2="15.905cm">
          <text:p/>
        </draw:line>
        <draw:line draw:style-name="gr2" draw:text-style-name="P1" draw:layer="layout" svg:x1="11.664cm" svg:y1="9.41cm" svg:x2="11.671cm" svg:y2="15.905cm">
          <text:p/>
        </draw:line>
        <draw:line draw:style-name="gr2" draw:text-style-name="P1" draw:layer="layout" svg:x1="14.45cm" svg:y1="9.41cm" svg:x2="14.457cm" svg:y2="15.905cm">
          <text:p/>
        </draw:line>
        <draw:line draw:style-name="gr2" draw:text-style-name="P1" draw:layer="layout" svg:x1="17.269cm" svg:y1="9.41cm" svg:x2="17.276cm" svg:y2="15.905cm">
          <text:p/>
        </draw:line>
        <draw:frame draw:style-name="gr3" draw:text-style-name="P2" draw:layer="layout" svg:width="1.052cm" svg:height="0.569cm" svg:x="4.2cm" svg:y="16.1cm">
          <draw:text-box>
            <text:p><text:span text:style-name="T1">Mon</text:span></text:p>
          </draw:text-box>
        </draw:frame>
        <draw:frame draw:style-name="gr3" draw:text-style-name="P2" draw:layer="layout" svg:width="0.98cm" svg:height="0.569cm" svg:x="7.1cm" svg:y="16.101cm">
          <draw:text-box>
            <text:p><text:span text:style-name="T1">Tue</text:span></text:p>
          </draw:text-box>
        </draw:frame>
        <draw:frame draw:style-name="gr3" draw:text-style-name="P2" draw:layer="layout" svg:width="1.078cm" svg:height="0.569cm" svg:x="9.8cm" svg:y="16.102cm">
          <draw:text-box>
            <text:p><text:span text:style-name="T1">Wed</text:span></text:p>
          </draw:text-box>
        </draw:frame>
        <draw:frame draw:style-name="gr3" draw:text-style-name="P2" draw:layer="layout" svg:width="0.989cm" svg:height="0.569cm" svg:x="12.7cm" svg:y="16.103cm">
          <draw:text-box>
            <text:p><text:span text:style-name="T1">Thu</text:span></text:p>
          </draw:text-box>
        </draw:frame>
        <draw:frame draw:style-name="gr3" draw:text-style-name="P2" draw:layer="layout" svg:width="0.832cm" svg:height="0.569cm" svg:x="15.5cm" svg:y="16.131cm">
          <draw:text-box>
            <text:p><text:span text:style-name="T1">Fri</text:span></text:p>
          </draw:text-box>
        </draw:frame>
        <draw:frame draw:style-name="gr3" draw:text-style-name="P2" draw:layer="layout" svg:width="2.538cm" svg:height="0.569cm" svg:x="17.562cm" svg:y="16.231cm">
          <draw:text-box>
            <text:p><text:span text:style-name="T1">Sat/Sun/Holiday</text:span></text:p>
          </draw:text-box>
        </draw:frame>
      </draw:page>
      <draw:page draw:name="page2" draw:style-name="dp1" draw:master-page-name="Default">
        <draw:polyline draw:style-name="gr4" draw:layer="layout" svg:width="14.537cm" svg:height="2.631cm" svg:x="4.856cm" svg:y="1.551cm" svg:viewBox="0 0 14538 2632" draw:points="0,929 40,929 79,852 120,774 159,697 199,310 239,233 279,155 319,1084 359,1161 399,1161 439,774 479,465 519,620 559,697 599,542 639,387 679,465 719,620 758,465 798,1316 839,1316 878,1007 918,1007 958,1007 998,1007 1038,774 1078,852 1118,1161 1158,1084 1198,929 1238,1316 1278,1084 1318,929 1357,852 1398,774 1438,774 1477,852 1517,1394 1557,1781 1597,1471 1637,1626 1677,1239 1717,1161 1757,1394 1797,1394 1837,1548 1877,1626 1917,1471 1957,1781 1997,1858 2037,1703 2076,2013 2117,1935 2157,1703 2196,2013 2236,1858 2276,1471 2316,1316 2356,1548 2396,1548 2436,1626 2476,1471 2516,1471 2556,1316 2596,1471 2636,1703 2676,1703 2716,1703 2756,1935 2795,2168 2835,2168 2875,2013 2915,1935 2955,1858 2995,1858 3035,1935 3075,1858 3115,1781 3155,1781 3195,1703 3235,2013 3275,2013 3315,2013 3355,1781 3394,2013 3435,2013 3475,2013 3514,1935 3554,1626 3594,1703 3634,1781 3674,1858 3714,1858 3754,1703 3794,2013 3834,2168 3874,2090 3914,2322 3954,2322 3994,2090 4034,2090 4074,2090 4113,2168 4154,2245 4193,2245 4233,2245 4273,2245 4313,2322 4353,2090 4393,2245 4433,2322 4473,2245 4513,2245 4553,2400 4593,2322 4633,2322 4673,2322 4713,2245 4753,2245 4792,2322 4832,2477 4872,2400 4912,2168 4952,2245 4992,2322 5032,2245 5072,2090 5112,1858 5152,1781 5192,1858 5232,2245 5272,2322 5312,2477 5352,2632 5392,2555 5431,2400 5472,2245 5511,2090 5551,2477 5591,2090 5631,1935 5671,2013 5711,2245 5751,2168 5791,2090 5831,1935 5871,2245 5911,2245 5951,2245 5991,2090 6031,2013 6071,1935 6110,1935 6150,1781 6191,2090 6230,1935 6270,1858 6310,1858 6350,1935 6390,2090 6430,2090 6470,1935 6510,2090 6550,1858 6590,1858 6630,2013 6670,1626 6709,1703 6750,2013 6790,2090 6829,1858 6869,2322 6909,2090 6949,1935 6989,1858 7029,1935 7069,2013 7109,1935 7149,1935 7189,2168 7229,1548 7269,1626 7309,1858 7349,1703 7389,1858 7428,2013 7468,2013 7509,1781 7548,1626 7588,1935 7628,1781 7668,1781 7708,1626 7748,1626 7788,1548 7828,1935 7868,1858 7908,1858 7948,1858 7988,1703 8028,1858 8068,2013 8108,1858 8147,1626 8187,1394 8227,1394 8267,1316 8307,1316 8347,1239 8387,1084 8427,929 8467,1394 8507,1626 8547,1316 8587,1548 8627,1548 8667,1548 8707,1858 8746,1548 8787,1703 8827,1548 8866,1626 8906,2090 8946,1935 8986,1626 9026,1626 9066,1394 9106,1471 9146,1781 9186,1548 9226,1548 9266,1626 9306,1316 9346,1239 9386,1161 9426,1161 9465,1316 9506,1626 9545,1548 9585,1548 9625,1626 9665,1316 9705,1161 9745,852 9785,465 9825,233 9865,387 9905,929 9945,1084 9985,852 10025,697 10065,620 10105,1084 10144,1161 10184,1316 10224,1084 10264,1084 10304,1394 10344,1316 10384,1239 10424,1084 10464,1626 10504,1471 10544,1316 10584,1239 10624,1316 10664,1471 10704,1316 10744,1316 10783,1471 10824,1394 10863,1161 10903,1084 10943,1084 10983,929 11023,620 11063,774 11103,697 11143,1084 11183,1161 11223,1084 11263,1084 11303,1161 11343,1394 11383,1084 11423,1316 11462,697 11502,774 11543,852 11582,929 11622,1161 11662,1548 11702,1161 11742,852 11782,929 11822,1161 11862,852 11902,852 11942,1007 11982,542 12022,465 12061,0 12102,310 12142,542 12181,697 12221,929 12261,852 12301,620 12341,774 12381,697 12421,387 12461,852 12501,1084 12541,929 12581,697 12621,542 12661,387 12701,0 12741,774 12780,697 12820,542 12861,697 12900,697 12940,620 12980,387 13020,387 13060,387 13100,542 13140,697 13180,774 13220,697 13260,697 13300,697 13340,929 13379,1239 13420,774 13460,542 13499,387 13539,387 13579,465 13619,465 13659,310 13699,542 13739,774 13779,697 13819,542 13859,542 13899,929 13939,465 13979,697 14019,774 14059,852 14098,697 14139,387 14178,387 14218,774 14258,774 14298,620 14338,697 14378,697 14418,620 14458,774 14498,852 14538,387">
          <text:p/>
        </draw:polyline>
        <draw:line draw:style-name="gr5" draw:layer="layout" svg:x1="4.847cm" svg:y1="4.273cm" svg:x2="4.679cm" svg:y2="4.273cm">
          <text:p/>
        </draw:line>
        <draw:line draw:style-name="gr5" draw:layer="layout" svg:x1="4.847cm" svg:y1="3.886cm" svg:x2="4.679cm" svg:y2="3.886cm">
          <text:p/>
        </draw:line>
        <draw:line draw:style-name="gr5" draw:layer="layout" svg:x1="4.847cm" svg:y1="3.499cm" svg:x2="4.679cm" svg:y2="3.499cm">
          <text:p/>
        </draw:line>
        <draw:line draw:style-name="gr5" draw:layer="layout" svg:x1="4.847cm" svg:y1="3.112cm" svg:x2="4.679cm" svg:y2="3.112cm">
          <text:p/>
        </draw:line>
        <draw:line draw:style-name="gr5" draw:layer="layout" svg:x1="4.847cm" svg:y1="2.725cm" svg:x2="4.679cm" svg:y2="2.725cm">
          <text:p/>
        </draw:line>
        <draw:line draw:style-name="gr5" draw:layer="layout" svg:x1="4.847cm" svg:y1="2.338cm" svg:x2="4.679cm" svg:y2="2.338cm">
          <text:p/>
        </draw:line>
        <draw:line draw:style-name="gr5" draw:layer="layout" svg:x1="4.847cm" svg:y1="1.951cm" svg:x2="4.679cm" svg:y2="1.951cm">
          <text:p/>
        </draw:line>
        <draw:frame draw:style-name="gr6" draw:layer="layout" svg:width="0.159cm" svg:height="0.357cm" draw:transform="rotate (1.5707963267949) translate (4.242cm 4.069cm)">
          <draw:text-box>
            <text:p text:style-name="P3"><text:span text:style-name="T2">0</text:span></text:p>
          </draw:text-box>
        </draw:frame>
        <draw:frame draw:style-name="gr6" draw:layer="layout" svg:width="0.159cm" svg:height="0.357cm" draw:transform="rotate (1.5707963267949) translate (4.242cm 3.373cm)">
          <draw:text-box>
            <text:p text:style-name="P3"><text:span text:style-name="T2">1</text:span></text:p>
          </draw:text-box>
        </draw:frame>
        <draw:frame draw:style-name="gr6" draw:layer="layout" svg:width="0.159cm" svg:height="0.357cm" draw:transform="rotate (1.5707963267949) translate (4.242cm 3.216cm)">
          <draw:text-box>
            <text:p text:style-name="P3"><text:span text:style-name="T2">0</text:span></text:p>
          </draw:text-box>
        </draw:frame>
        <draw:frame draw:style-name="gr6" draw:layer="layout" svg:width="0.159cm" svg:height="0.357cm" draw:transform="rotate (1.5707963267949) translate (4.242cm 2.599cm)">
          <draw:text-box>
            <text:p text:style-name="P3"><text:span text:style-name="T2">2</text:span></text:p>
          </draw:text-box>
        </draw:frame>
        <draw:frame draw:style-name="gr6" draw:layer="layout" svg:width="0.159cm" svg:height="0.357cm" draw:transform="rotate (1.5707963267949) translate (4.242cm 2.442cm)">
          <draw:text-box>
            <text:p text:style-name="P3"><text:span text:style-name="T2">0</text:span></text:p>
          </draw:text-box>
        </draw:frame>
        <draw:frame draw:style-name="gr6" draw:layer="layout" svg:width="0.159cm" svg:height="0.357cm" draw:transform="rotate (1.5707963267949) translate (4.242cm 1.825cm)">
          <draw:text-box>
            <text:p text:style-name="P3"><text:span text:style-name="T2">3</text:span></text:p>
          </draw:text-box>
        </draw:frame>
        <draw:polyline draw:style-name="gr5" draw:layer="layout" svg:width="14.543cm" svg:height="2.841cm" svg:x="4.856cm" svg:y="1.446cm" svg:viewBox="0 0 14544 2842" draw:points="0,2842 14544,2842 14544,0 0,0 0,2842">
          <text:p/>
        </draw:polyline>
        <draw:polyline draw:style-name="gr7" draw:layer="layout" svg:width="14.537cm" svg:height="2.631cm" svg:x="4.856cm" svg:y="4.578cm" svg:viewBox="0 0 14538 2632" draw:points="0,2632 40,2632 79,2632 120,2632 159,2632 199,2632 239,2632 279,2632 319,2263 359,2355 399,2632 439,2632 479,2632 519,2632 559,2632 599,2632 639,2632 679,2632 719,2632 758,2632 798,2632 839,2632 878,2632 918,2632 958,2632 998,2632 1038,2632 1078,2632 1118,2632 1158,2632 1198,2632 1238,2632 1278,2632 1318,2632 1357,2632 1398,2632 1438,2632 1477,2632 1517,2632 1557,2632 1597,2609 1637,1824 1677,1731 1717,1731 1757,1639 1797,2609 1837,2632 1877,462 1917,2263 1957,1731 1997,1547 2037,2447 2076,2170 2117,2609 2157,2632 2196,2447 2236,1731 2276,1916 2316,462 2356,1639 2396,808 2436,2447 2476,2539 2516,1455 2556,1824 2596,2632 2636,2077 2676,2632 2716,2632 2756,2632 2795,2632 2835,1639 2875,1547 2915,1986 2955,2539 2995,2632 3035,2585 3075,1824 3115,2539 3155,808 3195,2263 3235,2263 3275,2632 3315,1916 3355,2609 3394,2632 3435,2632 3475,2632 3514,2447 3554,2539 3594,1731 3634,1916 3674,1731 3714,2447 3754,1916 3794,2563 3834,1986 3874,2263 3914,2632 3954,2447 3994,2447 4034,1731 4074,2539 4113,1986 4154,1986 4193,2263 4233,1639 4273,1731 4313,2447 4353,2263 4393,1824 4433,2447 4473,2170 4513,2585 4553,2563 4593,2263 4633,2355 4673,2539 4713,2632 4753,2447 4792,2632 4832,2539 4872,2632 4912,2632 4952,2447 4992,2170 5032,2355 5072,1916 5112,1455 5152,0 5192,1916 5232,2355 5272,2632 5312,2632 5352,2632 5392,2632 5431,2632 5472,2632 5511,2632 5551,2632 5591,2632 5631,2632 5671,2632 5711,2632 5751,1547 5791,2077 5831,2170 5871,2170 5911,2447 5951,2355 5991,2263 6031,2539 6071,2355 6110,2585 6150,2632 6191,2355 6230,2585 6270,2355 6310,2263 6350,2585 6390,2632 6430,2632 6470,2632 6510,2563 6550,2447 6590,2632 6630,2355 6670,2632 6709,2263 6750,2632 6790,2609 6829,2632 6869,2447 6909,2263 6949,1731 6989,2632 7029,2539 7069,1986 7109,2355 7149,2263 7189,1269 7229,716 7269,2077 7309,2632 7349,2632 7389,2632 7428,2170 7468,2355 7509,2632 7548,2632 7588,2585 7628,2447 7668,1178 7708,1731 7748,1731 7788,1731 7828,1986 7868,2539 7908,2170 7948,2263 7988,1639 8028,2447 8068,2632 8108,2632 8147,2632 8187,2632 8227,2632 8267,2632 8307,2632 8347,2632 8387,2632 8427,2632 8467,2632 8507,2632 8547,2632 8587,1916 8627,1362 8667,1986 8707,2077 8746,2585 8787,2609 8827,1178 8866,2447 8906,1986 8946,2539 8986,2632 9026,1824 9066,2632 9106,2632 9146,1986 9186,1824 9226,2447 9266,1916 9306,2632 9346,2632 9386,2632 9426,2632 9465,2632 9506,1916 9545,1986 9585,2539 9625,2632 9665,2632 9705,2632 9745,2632 9785,2632 9825,2632 9865,2632 9905,2632 9945,2632 9985,2632 10025,2632 10065,2632 10105,1178 10144,2355 10184,2632 10224,2632 10264,2539 10304,2563 10344,2585 10384,2632 10424,2632 10464,1986 10504,2077 10544,2447 10584,2632 10624,2447 10664,1824 10704,2263 10744,2355 10783,2585 10824,1731 10863,2609 10903,2632 10943,2632 10983,2632 11023,2632 11063,2632 11103,2632 11143,2447 11183,2632 11223,2632 11263,2632 11303,2632 11343,2077 11383,2632 11423,2447 11462,2632 11502,2632 11543,2632 11582,2447 11622,2355 11662,1455 11702,2632 11742,2632 11782,2609 11822,1455 11862,2170 11902,2539 11942,2609 11982,2632 12022,2632 12061,2632 12102,2632 12142,2632 12181,2632 12221,2632 12261,2632 12301,2632 12341,2632 12381,2632 12421,2632 12461,2632 12501,2632 12541,2632 12581,2632 12621,2632 12661,2632 12701,2632 12741,2355 12780,2632 12820,2632 12861,2632 12900,2632 12940,2632 12980,2632 13020,2632 13060,2632 13100,2632 13140,2632 13180,2632 13220,2632 13260,2632 13300,2632 13340,2632 13379,2263 13420,2632 13460,2632 13499,2632 13539,2632 13579,2632 13619,2632 13659,2632 13699,2632 13739,2447 13779,2632 13819,2632 13859,2447 13899,2632 13939,2632 13979,2632 14019,2632 14059,2632 14098,2632 14139,2632 14178,2632 14218,2632 14258,2263 14298,2632 14338,2632 14378,2447 14418,2447 14458,2355 14498,1986 14538,2632">
          <text:p/>
        </draw:polyline>
        <draw:frame draw:style-name="gr6" draw:layer="layout" svg:width="0.159cm" svg:height="0.357cm" draw:transform="rotate (1.5707963267949) translate (4.242cm 1.668cm)">
          <draw:text-box>
            <text:p text:style-name="P3"><text:span text:style-name="T2">0</text:span></text:p>
          </draw:text-box>
        </draw:frame>
        <draw:line draw:style-name="gr5" draw:layer="layout" svg:x1="4.874cm" svg:y1="7.31cm" svg:x2="4.706cm" svg:y2="7.31cm">
          <text:p/>
        </draw:line>
        <draw:line draw:style-name="gr5" draw:layer="layout" svg:x1="4.874cm" svg:y1="6.855cm" svg:x2="4.706cm" svg:y2="6.855cm">
          <text:p/>
        </draw:line>
        <draw:line draw:style-name="gr5" draw:layer="layout" svg:x1="4.874cm" svg:y1="6.401cm" svg:x2="4.706cm" svg:y2="6.401cm">
          <text:p/>
        </draw:line>
        <draw:line draw:style-name="gr5" draw:layer="layout" svg:x1="4.874cm" svg:y1="5.947cm" svg:x2="4.706cm" svg:y2="5.947cm">
          <text:p/>
        </draw:line>
        <draw:line draw:style-name="gr5" draw:layer="layout" svg:x1="4.874cm" svg:y1="5.492cm" svg:x2="4.706cm" svg:y2="5.492cm">
          <text:p/>
        </draw:line>
        <draw:line draw:style-name="gr5" draw:layer="layout" svg:x1="4.874cm" svg:y1="5.038cm" svg:x2="4.706cm" svg:y2="5.038cm">
          <text:p/>
        </draw:line>
        <draw:line draw:style-name="gr5" draw:layer="layout" svg:x1="4.874cm" svg:y1="4.584cm" svg:x2="4.706cm" svg:y2="4.584cm">
          <text:p/>
        </draw:line>
        <draw:frame draw:style-name="gr6" draw:layer="layout" svg:width="0.159cm" svg:height="0.357cm" draw:transform="rotate (1.5707963267949) translate (4.269cm 7.106cm)">
          <draw:text-box>
            <text:p text:style-name="P3"><text:span text:style-name="T2">0</text:span></text:p>
          </draw:text-box>
        </draw:frame>
        <draw:frame draw:style-name="gr6" draw:layer="layout" svg:width="0.159cm" svg:height="0.357cm" draw:transform="rotate (1.5707963267949) translate (4.269cm 6.652cm)">
          <draw:text-box>
            <text:p text:style-name="P3"><text:span text:style-name="T2">5</text:span></text:p>
          </draw:text-box>
        </draw:frame>
        <draw:frame draw:style-name="gr6" draw:layer="layout" svg:width="0.159cm" svg:height="0.357cm" draw:transform="rotate (1.5707963267949) translate (4.269cm 5.821cm)">
          <draw:text-box>
            <text:p text:style-name="P3"><text:span text:style-name="T2">1</text:span></text:p>
          </draw:text-box>
        </draw:frame>
        <draw:frame draw:style-name="gr6" draw:layer="layout" svg:width="0.159cm" svg:height="0.357cm" draw:transform="rotate (1.5707963267949) translate (4.269cm 5.665cm)">
          <draw:text-box>
            <text:p text:style-name="P3"><text:span text:style-name="T2">5</text:span></text:p>
          </draw:text-box>
        </draw:frame>
        <draw:frame draw:style-name="gr6" draw:layer="layout" svg:width="0.159cm" svg:height="0.357cm" draw:transform="rotate (1.5707963267949) translate (4.269cm 4.913cm)">
          <draw:text-box>
            <text:p text:style-name="P3"><text:span text:style-name="T2">2</text:span></text:p>
          </draw:text-box>
        </draw:frame>
        <draw:polyline draw:style-name="gr5" draw:layer="layout" svg:width="14.537cm" svg:height="2.841cm" svg:x="4.856cm" svg:y="4.473cm" svg:viewBox="0 0 14538 2842" draw:points="0,2842 14538,2842 14538,0 0,0 0,2842">
          <text:p/>
        </draw:polyline>
        <draw:frame draw:style-name="gr6" draw:layer="layout" svg:width="0.159cm" svg:height="0.357cm" draw:transform="rotate (1.5707963267949) translate (4.269cm 4.756cm)">
          <draw:text-box>
            <text:p text:style-name="P3"><text:span text:style-name="T2">5</text:span></text:p>
          </draw:text-box>
        </draw:frame>
        <draw:line draw:style-name="gr5" draw:layer="layout" svg:x1="4.858cm" svg:y1="10.342cm" svg:x2="4.858cm" svg:y2="10.509cm">
          <text:p/>
        </draw:line>
        <draw:line draw:style-name="gr5" draw:layer="layout" svg:x1="8.51cm" svg:y1="10.342cm" svg:x2="8.51cm" svg:y2="10.509cm">
          <text:p/>
        </draw:line>
        <draw:line draw:style-name="gr5" draw:layer="layout" svg:x1="12.104cm" svg:y1="10.342cm" svg:x2="12.104cm" svg:y2="10.509cm">
          <text:p/>
        </draw:line>
        <draw:line draw:style-name="gr5" draw:layer="layout" svg:x1="16.798cm" svg:y1="10.342cm" svg:x2="16.798cm" svg:y2="10.509cm">
          <text:p/>
        </draw:line>
        <draw:line draw:style-name="gr5" draw:layer="layout" svg:x1="4.8cm" svg:y1="10.337cm" svg:x2="4.632cm" svg:y2="10.337cm">
          <text:p/>
        </draw:line>
        <draw:line draw:style-name="gr5" draw:layer="layout" svg:x1="4.8cm" svg:y1="9.824cm" svg:x2="4.632cm" svg:y2="9.824cm">
          <text:p/>
        </draw:line>
        <draw:line draw:style-name="gr5" draw:layer="layout" svg:x1="4.8cm" svg:y1="9.311cm" svg:x2="4.632cm" svg:y2="9.311cm">
          <text:p/>
        </draw:line>
        <draw:line draw:style-name="gr5" draw:layer="layout" svg:x1="4.8cm" svg:y1="8.798cm" svg:x2="4.632cm" svg:y2="8.798cm">
          <text:p/>
        </draw:line>
        <draw:line draw:style-name="gr5" draw:layer="layout" svg:x1="4.8cm" svg:y1="8.285cm" svg:x2="4.632cm" svg:y2="8.285cm">
          <text:p/>
        </draw:line>
        <draw:line draw:style-name="gr5" draw:layer="layout" svg:x1="4.8cm" svg:y1="7.772cm" svg:x2="4.632cm" svg:y2="7.772cm">
          <text:p/>
        </draw:line>
        <draw:frame draw:style-name="gr6" draw:layer="layout" svg:width="0.159cm" svg:height="0.357cm" draw:transform="rotate (1.5707963267949) translate (4.195cm 10.251cm)">
          <draw:text-box>
            <text:p text:style-name="P3"><text:span text:style-name="T2">0</text:span></text:p>
          </draw:text-box>
        </draw:frame>
        <draw:frame draw:style-name="gr6" draw:layer="layout" svg:width="0.082cm" svg:height="0.357cm" draw:transform="rotate (1.5707963267949) translate (4.195cm 10.094cm)">
          <draw:text-box>
            <text:p text:style-name="P3"><text:span text:style-name="T2">.</text:span></text:p>
          </draw:text-box>
        </draw:frame>
        <draw:frame draw:style-name="gr6" draw:layer="layout" svg:width="0.159cm" svg:height="0.357cm" draw:transform="rotate (1.5707963267949) translate (4.195cm 10.016cm)">
          <draw:text-box>
            <text:p text:style-name="P3"><text:span text:style-name="T2">0</text:span></text:p>
          </draw:text-box>
        </draw:frame>
        <draw:frame draw:style-name="gr6" draw:layer="layout" svg:width="0.159cm" svg:height="0.357cm" draw:transform="rotate (1.5707963267949) translate (4.195cm 9.225cm)">
          <draw:text-box>
            <text:p text:style-name="P3"><text:span text:style-name="T2">0</text:span></text:p>
          </draw:text-box>
        </draw:frame>
        <draw:frame draw:style-name="gr6" draw:layer="layout" svg:width="0.082cm" svg:height="0.357cm" draw:transform="rotate (1.5707963267949) translate (4.195cm 9.068cm)">
          <draw:text-box>
            <text:p text:style-name="P3"><text:span text:style-name="T2">.</text:span></text:p>
          </draw:text-box>
        </draw:frame>
        <draw:frame draw:style-name="gr6" draw:layer="layout" svg:width="0.159cm" svg:height="0.357cm" draw:transform="rotate (1.5707963267949) translate (4.195cm 8.989cm)">
          <draw:text-box>
            <text:p text:style-name="P3"><text:span text:style-name="T2">4</text:span></text:p>
          </draw:text-box>
        </draw:frame>
        <draw:frame draw:style-name="gr6" draw:layer="layout" svg:width="0.159cm" svg:height="0.357cm" draw:transform="rotate (1.5707963267949) translate (4.195cm 8.199cm)">
          <draw:text-box>
            <text:p text:style-name="P3"><text:span text:style-name="T2">0</text:span></text:p>
          </draw:text-box>
        </draw:frame>
        <draw:frame draw:style-name="gr6" draw:layer="layout" svg:width="0.082cm" svg:height="0.357cm" draw:transform="rotate (1.5707963267949) translate (4.195cm 8.042cm)">
          <draw:text-box>
            <text:p text:style-name="P3"><text:span text:style-name="T2">.</text:span></text:p>
          </draw:text-box>
        </draw:frame>
        <draw:polyline draw:style-name="gr5" draw:layer="layout" svg:width="14.537cm" svg:height="2.841cm" svg:x="4.856cm" svg:y="7.5cm" svg:viewBox="0 0 14538 2842" draw:points="0,2842 14538,2842 14538,0 0,0 0,2842">
          <text:p/>
        </draw:polyline>
        <draw:frame draw:style-name="gr6" draw:layer="layout" svg:width="0.159cm" svg:height="0.357cm" draw:transform="rotate (1.5707963267949) translate (4.195cm 7.964cm)">
          <draw:text-box>
            <text:p text:style-name="P3"><text:span text:style-name="T2">8</text:span></text:p>
          </draw:text-box>
        </draw:frame>
        <draw:line draw:style-name="gr5" draw:layer="layout" svg:x1="6.024cm" svg:y1="10.342cm" svg:x2="6.024cm" svg:y2="10.509cm">
          <text:p/>
        </draw:line>
        <draw:line draw:style-name="gr5" draw:layer="layout" svg:x1="10.897cm" svg:y1="10.342cm" svg:x2="10.897cm" svg:y2="10.509cm">
          <text:p/>
        </draw:line>
        <draw:line draw:style-name="gr5" draw:layer="layout" svg:x1="7.284cm" svg:y1="10.342cm" svg:x2="7.284cm" svg:y2="10.509cm">
          <text:p/>
        </draw:line>
        <draw:line draw:style-name="gr5" draw:layer="layout" svg:x1="9.697cm" svg:y1="10.342cm" svg:x2="9.697cm" svg:y2="10.509cm">
          <text:p/>
        </draw:line>
        <draw:line draw:style-name="gr5" draw:layer="layout" svg:x1="13.311cm" svg:y1="10.342cm" svg:x2="13.311cm" svg:y2="10.509cm">
          <text:p/>
        </draw:line>
        <draw:line draw:style-name="gr5" draw:layer="layout" svg:x1="14.598cm" svg:y1="10.342cm" svg:x2="14.598cm" svg:y2="10.509cm">
          <text:p/>
        </draw:line>
        <draw:line draw:style-name="gr5" draw:layer="layout" svg:x1="15.685cm" svg:y1="10.342cm" svg:x2="15.685cm" svg:y2="10.509cm">
          <text:p/>
        </draw:line>
        <draw:line draw:style-name="gr5" draw:layer="layout" svg:x1="18.072cm" svg:y1="10.342cm" svg:x2="18.072cm" svg:y2="10.509cm">
          <text:p/>
        </draw:line>
        <draw:frame draw:style-name="gr8" draw:layer="layout" svg:width="0.883cm" svg:height="0.31cm" svg:x="5cm" svg:y="10.494cm">
          <draw:text-box>
            <text:p><text:span text:style-name="T3">2012</text:span><text:span text:style-name="T4">/</text:span><text:span text:style-name="T3">09</text:span></text:p>
          </draw:text-box>
        </draw:frame>
        <draw:frame draw:style-name="gr8" draw:layer="layout" svg:width="0.883cm" svg:height="0.282cm" svg:x="8.638cm" svg:y="10.522cm">
          <draw:text-box>
            <text:p text:style-name="P4">2012/12</text:p>
          </draw:text-box>
        </draw:frame>
        <draw:frame draw:style-name="gr9" draw:text-style-name="P3" draw:layer="layout" svg:width="0.883cm" svg:height="0.355cm" svg:x="9.832cm" svg:y="10.549cm">
          <draw:text-box>
            <text:p><text:span text:style-name="T3">2013/01</text:span></text:p>
          </draw:text-box>
        </draw:frame>
        <draw:frame draw:style-name="gr8" draw:text-style-name="P5" draw:layer="layout" svg:width="0.883cm" svg:height="0.282cm" svg:x="12.3cm" svg:y="10.522cm">
          <draw:text-box>
            <text:p text:style-name="P4">2013/03</text:p>
          </draw:text-box>
        </draw:frame>
        <draw:frame draw:style-name="gr8" draw:layer="layout" svg:width="0.883cm" svg:height="0.282cm" svg:x="14.677cm" svg:y="10.522cm">
          <draw:text-box>
            <text:p><text:span text:style-name="T3">2013/05</text:span></text:p>
          </draw:text-box>
        </draw:frame>
        <draw:frame draw:style-name="gr8" draw:text-style-name="P5" draw:layer="layout" svg:width="0.883cm" svg:height="0.282cm" svg:x="15.878cm" svg:y="10.522cm">
          <draw:text-box>
            <text:p text:style-name="P4">2013/06</text:p>
          </draw:text-box>
        </draw:frame>
        <draw:frame draw:style-name="gr8" draw:text-style-name="P6" draw:layer="layout" svg:width="0.861cm" svg:height="0.31cm" svg:x="18.384cm" svg:y="10.494cm">
          <draw:text-box>
            <text:p text:style-name="P5"><text:span text:style-name="T4">2013/08</text:span></text:p>
          </draw:text-box>
        </draw:frame>
        <draw:frame draw:style-name="gr3" draw:text-style-name="P2" draw:layer="layout" svg:width="3.906cm" svg:height="0.887cm" draw:transform="rotate (1.57201805727129) translate (3.416cm 10.982cm)">
          <draw:text-box>
            <text:p><text:span text:style-name="T1">Average daily consumption</text:span></text:p>
            <text:p><text:span text:style-name="T1"><text:s/></text:span><text:span text:style-name="T1">per capita, m</text:span><text:span text:style-name="T3">3</text:span></text:p>
          </draw:text-box>
        </draw:frame>
        <draw:frame draw:style-name="gr3" draw:text-style-name="P2" draw:layer="layout" svg:width="2.636cm" svg:height="0.569cm" draw:transform="rotate (1.57201805727129) translate (3.417cm 7.181cm)">
          <draw:text-box>
            <text:p><text:span text:style-name="T1">Preciptation, mm</text:span></text:p>
          </draw:text-box>
        </draw:frame>
        <draw:frame draw:style-name="gr3" draw:text-style-name="P2" draw:layer="layout" svg:width="2.567cm" svg:height="0.569cm" draw:transform="rotate (1.57201805727129) translate (3.416cm 4.182cm)">
          <draw:text-box>
            <text:p><text:span text:style-name="T1">Temperature, </text:span><text:span text:style-name="T5">°</text:span><text:span text:style-name="T6">C</text:span></text:p>
          </draw:text-box>
        </draw:frame>
        <draw:frame draw:style-name="gr10" draw:layer="layout" svg:width="0.633cm" svg:height="0.357cm" svg:x="8.912cm" svg:y="24.614cm">
          <draw:text-box>
            <text:p text:style-name="P3"><text:span text:style-name="T2">Time</text:span></text:p>
          </draw:text-box>
        </draw:frame>
        <draw:frame draw:style-name="gr6" draw:layer="layout" svg:width="0.159cm" svg:height="0.357cm" svg:x="1.838cm" svg:y="23.944cm">
          <draw:text-box>
            <text:p text:style-name="P3"><text:span text:style-name="T2">0</text:span></text:p>
          </draw:text-box>
        </draw:frame>
        <draw:frame draw:style-name="gr8" draw:layer="layout" svg:width="0.472cm" svg:height="0.357cm" svg:x="5.675cm" svg:y="23.944cm">
          <draw:text-box>
            <text:p text:style-name="P3"><text:span text:style-name="T2">100</text:span></text:p>
          </draw:text-box>
        </draw:frame>
        <draw:frame draw:style-name="gr8" draw:layer="layout" svg:width="0.472cm" svg:height="0.357cm" svg:x="9.669cm" svg:y="23.944cm">
          <draw:text-box>
            <text:p text:style-name="P3"><text:span text:style-name="T2">200</text:span></text:p>
          </draw:text-box>
        </draw:frame>
        <draw:frame draw:style-name="gr8" draw:layer="layout" svg:width="0.472cm" svg:height="0.357cm" svg:x="13.663cm" svg:y="23.944cm">
          <draw:text-box>
            <text:p text:style-name="P3"><text:span text:style-name="T2">300</text:span></text:p>
          </draw:text-box>
        </draw:frame>
        <draw:polyline draw:style-name="gr5" draw:layer="layout" svg:width="14.537cm" svg:height="2.63cm" svg:x="4.862cm" svg:y="7.614cm" svg:viewBox="0 0 14538 2631" draw:points="0,1012 40,1086 79,1115 120,1190 159,1217 199,1144 239,1069 279,587 319,1130 359,1866 399,1960 439,1655 479,1510 519,1579 559,1053 599,992 639,1334 679,1472 719,1236 758,1344 798,1733 839,1553 878,1348 918,1644 958,1870 998,1689 1038,1676 1078,1785 1118,1375 1158,1270 1198,1729 1238,1958 1278,1722 1318,1651 1357,1685 1398,1151 1438,1111 1477,1229 1517,1736 1557,1955 1597,2053 1637,2178 1677,1963 1717,1973 1757,2186 1797,2322 1837,2327 1877,2323 1917,2260 1957,2042 1997,2040 2037,2246 2076,2396 2117,2397 2157,2363 2196,2354 2236,2146 2276,2130 2316,2316 2356,2486 2396,2496 2436,2614 2476,2413 2516,2198 2556,2184 2596,2318 2636,2484 2676,2443 2716,2426 2756,2316 2795,2214 2835,2277 2875,2229 2915,2404 2955,2598 2995,2523 3035,2472 3075,2289 3115,2228 3155,2436 3195,2508 3235,2538 3275,2503 3315,2555 3355,2264 3394,2187 3435,2365 3475,2509 3514,2488 3554,2547 3594,2512 3634,2296 3674,2292 3714,2416 3754,2558 3794,2542 3834,2582 3874,2544 3914,2289 3954,2338 3994,2488 4034,2624 4074,2601 4113,2631 4154,2582 4193,2341 4233,2290 4273,2449 4313,2493 4353,2559 4393,2576 4433,2474 4473,2170 4513,2151 4553,2006 4593,2041 4633,2180 4673,2412 4713,2375 4753,2325 4792,2227 4832,2205 4872,2219 4912,2350 4952,2391 4992,2434 5032,2310 5072,2240 5112,2342 5152,2535 5192,2484 5232,2515 5272,2397 5312,2200 5352,2163 5392,2347 5431,2482 5472,2437 5511,2439 5551,2439 5591,2141 5631,2116 5671,2284 5711,2438 5751,2477 5791,2433 5831,2410 5871,2231 5911,2228 5951,2346 5991,2506 6031,2557 6071,2577 6110,2477 6150,2136 6191,2196 6230,2377 6270,2485 6310,2505 6350,2515 6390,2455 6430,2278 6470,2238 6510,2308 6550,2446 6590,2544 6630,2550 6670,2432 6709,2224 6750,2166 6790,2368 6829,2428 6869,2482 6909,2487 6949,2462 6989,2170 7029,2112 7069,2375 7109,2490 7149,2481 7189,2539 7229,2505 7269,2251 7309,2109 7349,2240 7389,2475 7428,2432 7468,2489 7509,2385 7548,2061 7588,2150 7628,2334 7668,2521 7708,2522 7748,2510 7788,2430 7828,2177 7868,2196 7908,2385 7948,2490 7988,2560 8028,2496 8068,2440 8108,2181 8147,2168 8187,2305 8227,2377 8267,2308 8307,2299 8347,1881 8387,1824 8427,2138 8467,1807 8507,2174 8547,2345 8587,2356 8627,2391 8667,2079 8707,2145 8746,2328 8787,2420 8827,2449 8866,2432 8906,2341 8946,2115 8986,2072 9026,2285 9066,2383 9106,2424 9146,2466 9186,2409 9226,2166 9266,2109 9306,2084 9346,2236 9386,2150 9426,2163 9465,2044 9506,2022 9545,2247 9585,2151 9625,2261 9665,2125 9705,2108 9745,1924 9785,1280 9825,970 9865,1134 9905,1262 9945,1566 9985,1591 10025,1410 10065,1259 10105,1709 10144,2175 10184,2253 10224,2141 10264,2122 10304,1974 10344,2017 10384,2132 10424,1741 10464,1922 10504,2210 10544,2185 10584,2158 10624,1849 10664,1891 10704,2148 10744,2255 10783,2225 10824,2225 10863,2160 10903,1872 10943,1675 10983,1619 11023,1648 11063,1472 11103,1431 11143,1659 11183,1477 11223,1303 11263,1369 11303,1783 11343,1875 11383,2041 11423,2042 11462,1473 11502,1171 11543,1626 11582,1695 11622,1851 11662,2192 11702,2129 11742,1725 11782,1595 11822,1978 11862,2184 11902,2116 11942,2120 11982,1939 12022,1273 12061,741 12102,191 12142,799 12181,710 12221,893 12261,1216 12301,535 12341,535 12381,851 12421,898 12461,587 12501,1129 12541,1060 12581,420 12621,266 12661,596 12701,309 12741,466 12780,837 12820,620 12861,0 12900,127 12940,633 12980,607 13020,45 13060,177 13100,462 13140,34 13180,735 13220,1025 13260,788 13300,494 13340,1118 13379,1684 13420,1696 13460,1295 13499,804 13539,778 13579,426 13619,422 13659,787 13699,266 13739,779 13779,1500 13819,1144 13859,761 13899,1769 13939,1729 13979,1052 14019,1208 14059,1595 14098,1475 14139,915 14178,734 14218,1127 14258,1291 14298,1194 14338,1679 14378,1820 14418,1679 14458,1865 14498,2017 14538,1648">
          <text:p/>
        </draw:polyline>
        <draw:frame draw:style-name="gr10" draw:layer="layout" svg:width="0.633cm" svg:height="0.357cm" svg:x="8.912cm" svg:y="30.541cm">
          <draw:text-box>
            <text:p text:style-name="P3"><text:span text:style-name="T2">Time</text:span></text:p>
          </draw:text-box>
        </draw:frame>
        <draw:frame draw:style-name="gr6" draw:layer="layout" svg:width="0.082cm" svg:height="0.357cm" draw:transform="rotate (1.5707963267949) translate (0.099cm 28.794cm)">
          <draw:text-box>
            <text:p text:style-name="P3"><text:span text:style-name="T2">t</text:span></text:p>
          </draw:text-box>
        </draw:frame>
        <draw:frame draw:style-name="gr6" draw:layer="layout" svg:width="0.146cm" svg:height="0.357cm" draw:transform="rotate (1.5707963267949) translate (0.099cm 28.715cm)">
          <draw:text-box>
            <text:p text:style-name="P3"><text:span text:style-name="T2">s</text:span></text:p>
          </draw:text-box>
        </draw:frame>
        <draw:frame draw:style-name="gr6" draw:layer="layout" svg:width="0.095cm" svg:height="0.357cm" draw:transform="rotate (1.5707963267949) translate (0.099cm 28.574cm)">
          <draw:text-box>
            <text:p text:style-name="P3"><text:span text:style-name="T2">(</text:span></text:p>
          </draw:text-box>
        </draw:frame>
        <draw:frame draw:style-name="gr6" draw:layer="layout" svg:width="0.159cm" svg:height="0.357cm" draw:transform="rotate (1.5707963267949) translate (0.099cm 28.48cm)">
          <draw:text-box>
            <text:p text:style-name="P3"><text:span text:style-name="T2">d</text:span></text:p>
          </draw:text-box>
        </draw:frame>
        <draw:frame draw:style-name="gr6" draw:layer="layout" svg:width="0.159cm" svg:height="0.357cm" draw:transform="rotate (1.5707963267949) translate (0.099cm 28.323cm)">
          <draw:text-box>
            <text:p text:style-name="P3"><text:span text:style-name="T2">a</text:span></text:p>
          </draw:text-box>
        </draw:frame>
        <draw:frame draw:style-name="gr6" draw:layer="layout" svg:width="0.082cm" svg:height="0.357cm" draw:transform="rotate (1.5707963267949) translate (0.099cm 28.166cm)">
          <draw:text-box>
            <text:p text:style-name="P3"><text:span text:style-name="T2">t</text:span></text:p>
          </draw:text-box>
        </draw:frame>
        <draw:frame draw:style-name="gr6" draw:layer="layout" svg:width="0.159cm" svg:height="0.357cm" draw:transform="rotate (1.5707963267949) translate (0.099cm 28.088cm)">
          <draw:text-box>
            <text:p text:style-name="P3"><text:span text:style-name="T2">a</text:span></text:p>
          </draw:text-box>
        </draw:frame>
        <draw:frame draw:style-name="gr6" draw:layer="layout" svg:width="0.159cm" svg:height="0.357cm" draw:transform="rotate (1.5707963267949) translate (0.099cm 27.931cm)">
          <draw:text-box>
            <text:p text:style-name="P3"><text:span text:style-name="T2">$</text:span></text:p>
          </draw:text-box>
        </draw:frame>
        <draw:frame draw:style-name="gr6" draw:layer="layout" svg:width="0.095cm" svg:height="0.357cm" draw:transform="rotate (1.5707963267949) translate (0.099cm 27.774cm)">
          <draw:text-box>
            <text:p text:style-name="P3"><text:span text:style-name="T2">r</text:span></text:p>
          </draw:text-box>
        </draw:frame>
        <draw:frame draw:style-name="gr6" draw:layer="layout" svg:width="0.159cm" svg:height="0.357cm" draw:transform="rotate (1.5707963267949) translate (0.099cm 27.68cm)">
          <draw:text-box>
            <text:p text:style-name="P3"><text:span text:style-name="T2">e</text:span></text:p>
          </draw:text-box>
        </draw:frame>
        <draw:frame draw:style-name="gr6" draw:layer="layout" svg:width="0.159cm" svg:height="0.357cm" draw:transform="rotate (1.5707963267949) translate (0.099cm 27.523cm)">
          <draw:text-box>
            <text:p text:style-name="P3"><text:span text:style-name="T2">a</text:span></text:p>
          </draw:text-box>
        </draw:frame>
        <draw:frame draw:style-name="gr6" draw:layer="layout" svg:width="0.159cm" svg:height="0.357cm" draw:transform="rotate (1.5707963267949) translate (0.099cm 27.366cm)">
          <draw:text-box>
            <text:p text:style-name="P3"><text:span text:style-name="T2">d</text:span></text:p>
          </draw:text-box>
        </draw:frame>
        <draw:frame draw:style-name="gr6" draw:layer="layout" svg:width="0.066cm" svg:height="0.357cm" draw:transform="rotate (1.5707963267949) translate (0.099cm 27.209cm)">
          <draw:text-box>
            <text:p text:style-name="P3"><text:span text:style-name="T2">i</text:span></text:p>
          </draw:text-box>
        </draw:frame>
        <draw:frame draw:style-name="gr6" draw:layer="layout" svg:width="0.159cm" svg:height="0.357cm" draw:transform="rotate (1.5707963267949) translate (0.099cm 27.147cm)">
          <draw:text-box>
            <text:p text:style-name="P3"><text:span text:style-name="T2">n</text:span></text:p>
          </draw:text-box>
        </draw:frame>
        <draw:frame draw:style-name="gr6" draw:layer="layout" svg:width="0.159cm" svg:height="0.357cm" draw:transform="rotate (1.5707963267949) translate (0.099cm 26.99cm)">
          <draw:text-box>
            <text:p text:style-name="P3"><text:span text:style-name="T2">g</text:span></text:p>
          </draw:text-box>
        </draw:frame>
        <draw:line draw:style-name="gr5" draw:layer="layout" svg:x1="1.917cm" svg:y1="29.47cm" svg:x2="13.899cm" svg:y2="29.47cm">
          <text:p/>
        </draw:line>
        <draw:line draw:style-name="gr5" draw:layer="layout" svg:x1="1.917cm" svg:y1="29.47cm" svg:x2="1.917cm" svg:y2="29.637cm">
          <text:p/>
        </draw:line>
        <draw:line draw:style-name="gr5" draw:layer="layout" svg:x1="5.911cm" svg:y1="29.47cm" svg:x2="5.911cm" svg:y2="29.637cm">
          <text:p/>
        </draw:line>
        <draw:line draw:style-name="gr5" draw:layer="layout" svg:x1="9.905cm" svg:y1="29.47cm" svg:x2="9.905cm" svg:y2="29.637cm">
          <text:p/>
        </draw:line>
        <draw:line draw:style-name="gr5" draw:layer="layout" svg:x1="13.899cm" svg:y1="29.47cm" svg:x2="13.899cm" svg:y2="29.637cm">
          <text:p/>
        </draw:line>
        <draw:frame draw:style-name="gr6" draw:layer="layout" svg:width="0.095cm" svg:height="0.357cm" draw:transform="rotate (1.5707963267949) translate (0.099cm 26.833cm)">
          <draw:text-box>
            <text:p text:style-name="P3"><text:span text:style-name="T2">)</text:span></text:p>
          </draw:text-box>
        </draw:frame>
        <draw:frame draw:style-name="gr6" draw:layer="layout" svg:width="0.159cm" svg:height="0.357cm" svg:x="1.838cm" svg:y="29.871cm">
          <draw:text-box>
            <text:p text:style-name="P3"><text:span text:style-name="T2">0</text:span></text:p>
          </draw:text-box>
        </draw:frame>
        <draw:frame draw:style-name="gr8" draw:layer="layout" svg:width="0.472cm" svg:height="0.357cm" svg:x="5.675cm" svg:y="29.871cm">
          <draw:text-box>
            <text:p text:style-name="P3"><text:span text:style-name="T2">100</text:span></text:p>
          </draw:text-box>
        </draw:frame>
        <draw:frame draw:style-name="gr8" draw:layer="layout" svg:width="0.472cm" svg:height="0.357cm" svg:x="9.669cm" svg:y="29.871cm">
          <draw:text-box>
            <text:p text:style-name="P3"><text:span text:style-name="T2">200</text:span></text:p>
          </draw:text-box>
        </draw:frame>
        <draw:line draw:style-name="gr5" draw:layer="layout" svg:x1="1.375cm" svg:y1="29.268cm" svg:x2="1.375cm" svg:y2="27.068cm">
          <text:p/>
        </draw:line>
        <draw:line draw:style-name="gr5" draw:layer="layout" svg:x1="1.375cm" svg:y1="29.268cm" svg:x2="1.207cm" svg:y2="29.268cm">
          <text:p/>
        </draw:line>
        <draw:line draw:style-name="gr5" draw:layer="layout" svg:x1="1.375cm" svg:y1="28.718cm" svg:x2="1.207cm" svg:y2="28.718cm">
          <text:p/>
        </draw:line>
        <draw:line draw:style-name="gr5" draw:layer="layout" svg:x1="1.375cm" svg:y1="28.168cm" svg:x2="1.207cm" svg:y2="28.168cm">
          <text:p/>
        </draw:line>
        <draw:line draw:style-name="gr5" draw:layer="layout" svg:x1="1.375cm" svg:y1="27.618cm" svg:x2="1.207cm" svg:y2="27.618cm">
          <text:p/>
        </draw:line>
        <draw:line draw:style-name="gr5" draw:layer="layout" svg:x1="1.375cm" svg:y1="27.068cm" svg:x2="1.207cm" svg:y2="27.068cm">
          <text:p/>
        </draw:line>
        <draw:frame draw:style-name="gr8" draw:layer="layout" svg:width="0.472cm" svg:height="0.357cm" svg:x="13.663cm" svg:y="29.871cm">
          <draw:text-box>
            <text:p text:style-name="P3"><text:span text:style-name="T2">300</text:span></text:p>
          </draw:text-box>
        </draw:frame>
        <draw:frame draw:style-name="gr6" draw:layer="layout" svg:width="0.159cm" svg:height="0.357cm" draw:transform="rotate (1.5707963267949) translate (0.77cm 29.182cm)">
          <draw:text-box>
            <text:p text:style-name="P3"><text:span text:style-name="T2">0</text:span></text:p>
          </draw:text-box>
        </draw:frame>
        <draw:frame draw:style-name="gr6" draw:layer="layout" svg:width="0.082cm" svg:height="0.357cm" draw:transform="rotate (1.5707963267949) translate (0.77cm 29.025cm)">
          <draw:text-box>
            <text:p text:style-name="P3"><text:span text:style-name="T2">.</text:span></text:p>
          </draw:text-box>
        </draw:frame>
        <draw:frame draw:style-name="gr6" draw:layer="layout" svg:width="0.159cm" svg:height="0.357cm" draw:transform="rotate (1.5707963267949) translate (0.77cm 28.946cm)">
          <draw:text-box>
            <text:p text:style-name="P3"><text:span text:style-name="T2">6</text:span></text:p>
          </draw:text-box>
        </draw:frame>
        <draw:frame draw:style-name="gr6" draw:layer="layout" svg:width="0.159cm" svg:height="0.357cm" draw:transform="rotate (1.5707963267949) translate (0.77cm 28.082cm)">
          <draw:text-box>
            <text:p text:style-name="P3"><text:span text:style-name="T2">0</text:span></text:p>
          </draw:text-box>
        </draw:frame>
        <draw:frame draw:style-name="gr6" draw:layer="layout" svg:width="0.082cm" svg:height="0.357cm" draw:transform="rotate (1.5707963267949) translate (0.77cm 27.925cm)">
          <draw:text-box>
            <text:p text:style-name="P3"><text:span text:style-name="T2">.</text:span></text:p>
          </draw:text-box>
        </draw:frame>
        <draw:frame draw:style-name="gr6" draw:layer="layout" svg:width="0.159cm" svg:height="0.357cm" draw:transform="rotate (1.5707963267949) translate (0.77cm 27.846cm)">
          <draw:text-box>
            <text:p text:style-name="P3"><text:span text:style-name="T2">8</text:span></text:p>
          </draw:text-box>
        </draw:frame>
        <draw:frame draw:style-name="gr6" draw:layer="layout" svg:width="0.159cm" svg:height="0.357cm" draw:transform="rotate (1.5707963267949) translate (0.77cm 26.982cm)">
          <draw:text-box>
            <text:p text:style-name="P3"><text:span text:style-name="T2">1</text:span></text:p>
          </draw:text-box>
        </draw:frame>
        <draw:frame draw:style-name="gr6" draw:layer="layout" svg:width="0.082cm" svg:height="0.357cm" draw:transform="rotate (1.5707963267949) translate (0.77cm 26.825cm)">
          <draw:text-box>
            <text:p text:style-name="P3"><text:span text:style-name="T2">.</text:span></text:p>
          </draw:text-box>
        </draw:frame>
        <draw:polyline draw:style-name="gr5" draw:layer="layout" svg:width="15.7cm" svg:height="2.841cm" svg:x="1.375cm" svg:y="26.628cm" svg:viewBox="0 0 15701 2842" draw:points="0,2842 15701,2842 15701,0 0,0 0,2842">
          <text:p/>
        </draw:polyline>
        <draw:frame draw:style-name="gr6" draw:layer="layout" svg:width="0.159cm" svg:height="0.357cm" draw:transform="rotate (1.5707963267949) translate (0.77cm 26.746cm)">
          <draw:text-box>
            <text:p text:style-name="P3"><text:span text:style-name="T2">0</text:span></text:p>
          </draw:text-box>
        </draw:frame>
        <draw:frame draw:style-name="gr8" draw:layer="layout" svg:width="0.883cm" svg:height="0.31cm" svg:x="6.219cm" svg:y="10.494cm">
          <draw:text-box>
            <text:p><text:span text:style-name="T3">2012</text:span><text:span text:style-name="T4">/</text:span><text:span text:style-name="T3">10</text:span></text:p>
          </draw:text-box>
        </draw:frame>
        <draw:frame draw:style-name="gr11" draw:text-style-name="P5" draw:layer="layout" svg:width="0.866cm" svg:height="0.31cm" svg:x="7.475cm" svg:y="10.494cm">
          <draw:text-box>
            <text:p text:style-name="P6"><text:span text:style-name="T3">2012</text:span><text:span text:style-name="T4">/</text:span><text:span text:style-name="T3">11</text:span></text:p>
          </draw:text-box>
        </draw:frame>
        <draw:frame draw:style-name="gr9" draw:text-style-name="P3" draw:layer="layout" svg:width="0.883cm" svg:height="0.355cm" svg:x="11.114cm" svg:y="10.549cm">
          <draw:text-box>
            <text:p><text:span text:style-name="T3">2013/02</text:span></text:p>
          </draw:text-box>
        </draw:frame>
        <draw:frame draw:style-name="gr8" draw:layer="layout" svg:width="0.883cm" svg:height="0.282cm" svg:x="13.543cm" svg:y="10.522cm">
          <draw:text-box>
            <text:p><text:span text:style-name="T3">2013/04</text:span></text:p>
          </draw:text-box>
        </draw:frame>
        <draw:frame draw:style-name="gr8" draw:text-style-name="P5" draw:layer="layout" svg:width="0.883cm" svg:height="0.282cm" svg:x="17.036cm" svg:y="10.522cm">
          <draw:text-box>
            <text:p text:style-name="P4">2013/07</text:p>
          </draw:text-box>
        </draw:frame>
        <draw:polyline draw:style-name="gr5" draw:layer="layout" svg:width="14.537cm" svg:height="2.63cm" svg:x="4.872cm" svg:y="11.22cm" svg:viewBox="0 0 14538 2631" draw:points="0,1602 40,1649 79,1743 120,1923 159,1860 199,1642 239,1978 279,1518 319,1605 359,2178 399,2316 439,1884 479,1755 519,1992 559,1557 599,1650 639,1850 679,1998 719,1681 758,1353 798,2111 839,1677 878,1596 918,1935 958,1980 998,1873 1038,1690 1078,2053 1118,1663 1158,1449 1198,1679 1238,2049 1278,1863 1318,1556 1357,1856 1398,1317 1438,1286 1477,1409 1517,1748 1557,1821 1597,1707 1637,2145 1677,1978 1717,1940 1757,2225 1797,2441 1837,2396 1877,2368 1917,2301 1957,2065 1997,2057 2037,2240 2076,2404 2117,2447 2157,2443 2196,2392 2236,2055 2276,2268 2316,2272 2356,2553 2396,2472 2436,2631 2476,2432 2516,2189 2556,2182 2596,2253 2636,2343 2676,2340 2716,2453 2756,2188 2795,1994 2835,2288 2875,2081 2915,2253 2955,2562 2995,2314 3035,2376 3075,2062 3115,2150 3155,2198 3195,2311 3235,2405 3275,2306 3315,2450 3355,2041 3394,2010 3435,2136 3475,2337 3514,2312 3554,2327 3594,2333 3634,2051 3674,2104 3714,2078 3754,2315 3794,2146 3834,2323 3874,2255 3914,2169 3954,2156 3994,2324 4034,2415 4074,2362 4113,2486 4154,2305 4193,2061 4233,2020 4273,2196 4313,2282 4353,2206 4393,2327 4433,2371 4473,1984 4513,1980 4553,1665 4593,2087 4633,2281 4673,2213 4713,2149 4753,2025 4792,2130 4832,1826 4872,2115 4912,2077 4952,2033 4992,2316 5032,2042 5072,2070 5112,2078 5152,2299 5192,2183 5232,2100 5272,1946 5312,1718 5352,1721 5392,1860 5431,2137 5472,2089 5511,2081 5551,2010 5591,1606 5631,1739 5671,1850 5711,1940 5751,2187 5791,2039 5831,2153 5871,1849 5911,1900 5951,1862 5991,2146 6031,2209 6071,2234 6110,2139 6150,2020 6191,1907 6230,2091 6270,2178 6310,2186 6350,2229 6390,2242 6430,2007 6470,2054 6510,1940 6550,2099 6590,2207 6630,2298 6670,2106 6709,2034 6750,1931 6790,2104 6829,2238 6869,2285 6909,2122 6949,2115 6989,1791 7029,1883 7069,2063 7109,2189 7149,2308 7189,2385 7229,2116 7269,1936 7309,2104 7349,2120 7389,2333 7428,2408 7468,2362 7509,2252 7548,2061 7588,2011 7628,2114 7668,2343 7708,2314 7748,2391 7788,2317 7828,1974 7868,2083 7908,2158 7948,2292 7988,2304 8028,2217 8068,2162 8108,1985 8147,2056 8187,2125 8227,2214 8267,2260 8307,2112 8347,1721 8387,1800 8427,1925 8467,1732 8507,1942 8547,2122 8587,2085 8627,2122 8667,1877 8707,2006 8746,2030 8787,2129 8827,2129 8866,2059 8906,1920 8946,1765 8986,1792 9026,1877 9066,1970 9106,2163 9146,2158 9186,2086 9226,1751 9266,1689 9306,1822 9346,1802 9386,1935 9426,1930 9465,1837 9506,1674 9545,2464 9585,1782 9625,1938 9665,1845 9705,1862 9745,1780 9785,1339 9825,1254 9865,926 9905,1204 9945,1393 9985,1474 10025,1355 10065,1123 10105,1479 10144,1839 10184,1833 10224,1778 10264,1657 10304,1505 10344,1457 10384,1763 10424,1452 10464,1443 10504,1840 10544,1591 10584,1758 10624,1466 10664,1458 10704,1677 10744,1844 10783,1847 10824,1654 10863,1917 10903,1454 10943,1469 10983,1440 11023,1434 11063,1103 11103,937 11143,1297 11183,1059 11223,1019 11263,1090 11303,1452 11343,1492 11383,1316 11423,1637 11462,1130 11502,1006 11543,1318 11582,1270 11622,1401 11662,1460 11702,1820 11742,1240 11782,1097 11822,1566 11862,1663 11902,1653 11942,1461 11982,1511 12022,1080 12061,823 12102,521 12142,947 12181,767 12221,729 12261,1160 12301,698 12341,526 12381,883 12421,895 12461,581 12501,781 12541,1135 12581,560 12621,397 12661,696 12701,516 12741,363 12780,485 12820,699 12861,0 12900,297 12940,644 12980,646 13020,140 13060,205 13100,463 13140,83 13180,507 13220,812 13260,703 13300,693 13340,482 13379,1324 13420,1095 13460,845 13499,598 13539,511 13579,499 13619,185 13659,709 13699,179 13739,399 13779,932 13819,696 13859,432 13899,1021 13939,1253 13979,379 14019,597 14059,1190 14098,1107 14139,707 14178,394 14218,931 14258,752 14298,756 14338,1226 14378,1341 14418,1269 14458,977 14498,1500 14538,1010">
          <text:p/>
        </draw:polyline>
        <draw:line draw:style-name="gr5" draw:layer="layout" svg:x1="4.852cm" svg:y1="13.628cm" svg:x2="4.852cm" svg:y2="11.186cm">
          <text:p/>
        </draw:line>
        <draw:line draw:style-name="gr5" draw:layer="layout" svg:x1="4.852cm" svg:y1="13.017cm" svg:x2="4.684cm" svg:y2="13.017cm">
          <text:p/>
        </draw:line>
        <draw:line draw:style-name="gr5" draw:layer="layout" svg:x1="4.852cm" svg:y1="12.406cm" svg:x2="4.684cm" svg:y2="12.406cm">
          <text:p/>
        </draw:line>
        <draw:line draw:style-name="gr5" draw:layer="layout" svg:x1="4.852cm" svg:y1="11.796cm" svg:x2="4.684cm" svg:y2="11.796cm">
          <text:p/>
        </draw:line>
        <draw:line draw:style-name="gr5" draw:layer="layout" svg:x1="4.852cm" svg:y1="11.186cm" svg:x2="4.684cm" svg:y2="11.186cm">
          <text:p/>
        </draw:line>
        <draw:frame draw:style-name="gr6" draw:layer="layout" svg:width="0.159cm" svg:height="0.357cm" draw:transform="rotate (1.5707963267949) translate (4.247cm 13.542cm)">
          <draw:text-box>
            <text:p text:style-name="P3"><text:span text:style-name="T2">4</text:span></text:p>
          </draw:text-box>
        </draw:frame>
        <draw:frame draw:style-name="gr6" draw:layer="layout" svg:width="0.082cm" svg:height="0.357cm" draw:transform="rotate (1.5707963267949) translate (4.247cm 13.385cm)">
          <draw:text-box>
            <text:p text:style-name="P3"><text:span text:style-name="T2">.</text:span></text:p>
          </draw:text-box>
        </draw:frame>
        <draw:frame draw:style-name="gr6" draw:layer="layout" svg:width="0.159cm" svg:height="0.357cm" draw:transform="rotate (1.5707963267949) translate (4.247cm 13.306cm)">
          <draw:text-box>
            <text:p text:style-name="P3"><text:span text:style-name="T2">5</text:span></text:p>
          </draw:text-box>
        </draw:frame>
        <draw:frame draw:style-name="gr6" draw:layer="layout" svg:width="0.159cm" svg:height="0.357cm" draw:transform="rotate (1.5707963267949) translate (4.247cm 12.32cm)">
          <draw:text-box>
            <text:p text:style-name="P3"><text:span text:style-name="T2">5</text:span></text:p>
          </draw:text-box>
        </draw:frame>
        <draw:frame draw:style-name="gr6" draw:layer="layout" svg:width="0.082cm" svg:height="0.357cm" draw:transform="rotate (1.5707963267949) translate (4.247cm 12.163cm)">
          <draw:text-box>
            <text:p text:style-name="P3"><text:span text:style-name="T2">.</text:span></text:p>
          </draw:text-box>
        </draw:frame>
        <draw:frame draw:style-name="gr6" draw:layer="layout" svg:width="0.159cm" svg:height="0.357cm" draw:transform="rotate (1.5707963267949) translate (4.247cm 12.085cm)">
          <draw:text-box>
            <text:p text:style-name="P3"><text:span text:style-name="T2">5</text:span></text:p>
          </draw:text-box>
        </draw:frame>
        <draw:frame draw:style-name="gr6" draw:layer="layout" svg:width="0.159cm" svg:height="0.357cm" draw:transform="rotate (1.5707963267949) translate (4.247cm 11.399cm)">
          <draw:text-box>
            <text:p text:style-name="P3"><text:span text:style-name="T2">6</text:span></text:p>
          </draw:text-box>
        </draw:frame>
        <draw:frame draw:style-name="gr6" draw:layer="layout" svg:width="0.082cm" svg:height="0.357cm" draw:transform="rotate (1.5707963267949) translate (4.247cm 11.243cm)">
          <draw:text-box>
            <text:p text:style-name="P3"><text:span text:style-name="T2">.</text:span></text:p>
          </draw:text-box>
        </draw:frame>
        <draw:polyline draw:style-name="gr5" draw:layer="layout" svg:width="14.547cm" svg:height="2.841cm" svg:x="4.852cm" svg:y="11.115cm" svg:viewBox="0 0 14548 2842" draw:points="0,2842 14548,2842 14548,0 0,0 0,2842">
          <text:p/>
        </draw:polyline>
        <draw:frame draw:style-name="gr6" draw:layer="layout" svg:width="0.159cm" svg:height="0.357cm" draw:transform="rotate (1.5707963267949) translate (4.247cm 11.164cm)">
          <draw:text-box>
            <text:p text:style-name="P3"><text:span text:style-name="T2">5</text:span></text:p>
          </draw:text-box>
        </draw:frame>
        <draw:line draw:style-name="gr5" draw:layer="layout" svg:x1="19.397cm" svg:y1="10.33cm" svg:x2="19.397cm" svg:y2="10.497cm">
          <text:p/>
        </draw:line>
        <draw:line draw:style-name="gr5" draw:layer="layout" svg:x1="4.846cm" svg:y1="13.953cm" svg:x2="4.846cm" svg:y2="14.12cm">
          <text:p/>
        </draw:line>
        <draw:line draw:style-name="gr5" draw:layer="layout" svg:x1="8.498cm" svg:y1="13.953cm" svg:x2="8.498cm" svg:y2="14.12cm">
          <text:p/>
        </draw:line>
        <draw:line draw:style-name="gr5" draw:layer="layout" svg:x1="12.092cm" svg:y1="13.953cm" svg:x2="12.092cm" svg:y2="14.12cm">
          <text:p/>
        </draw:line>
        <draw:line draw:style-name="gr5" draw:layer="layout" svg:x1="16.786cm" svg:y1="13.953cm" svg:x2="16.786cm" svg:y2="14.12cm">
          <text:p/>
        </draw:line>
        <draw:line draw:style-name="gr5" draw:layer="layout" svg:x1="6.012cm" svg:y1="13.953cm" svg:x2="6.012cm" svg:y2="14.12cm">
          <text:p/>
        </draw:line>
        <draw:line draw:style-name="gr5" draw:layer="layout" svg:x1="10.885cm" svg:y1="13.953cm" svg:x2="10.885cm" svg:y2="14.12cm">
          <text:p/>
        </draw:line>
        <draw:line draw:style-name="gr5" draw:layer="layout" svg:x1="7.272cm" svg:y1="13.953cm" svg:x2="7.272cm" svg:y2="14.12cm">
          <text:p/>
        </draw:line>
        <draw:line draw:style-name="gr5" draw:layer="layout" svg:x1="9.685cm" svg:y1="13.953cm" svg:x2="9.685cm" svg:y2="14.12cm">
          <text:p/>
        </draw:line>
        <draw:line draw:style-name="gr5" draw:layer="layout" svg:x1="13.299cm" svg:y1="13.953cm" svg:x2="13.299cm" svg:y2="14.12cm">
          <text:p/>
        </draw:line>
        <draw:line draw:style-name="gr5" draw:layer="layout" svg:x1="14.586cm" svg:y1="13.953cm" svg:x2="14.586cm" svg:y2="14.12cm">
          <text:p/>
        </draw:line>
        <draw:line draw:style-name="gr5" draw:layer="layout" svg:x1="15.673cm" svg:y1="13.953cm" svg:x2="15.673cm" svg:y2="14.12cm">
          <text:p/>
        </draw:line>
        <draw:line draw:style-name="gr5" draw:layer="layout" svg:x1="18.06cm" svg:y1="13.953cm" svg:x2="18.06cm" svg:y2="14.12cm">
          <text:p/>
        </draw:line>
        <draw:frame draw:style-name="gr8" draw:layer="layout" svg:width="0.883cm" svg:height="0.31cm" svg:x="4.988cm" svg:y="14.105cm">
          <draw:text-box>
            <text:p><text:span text:style-name="T3">2012</text:span><text:span text:style-name="T4">/</text:span><text:span text:style-name="T3">09</text:span></text:p>
          </draw:text-box>
        </draw:frame>
        <draw:frame draw:style-name="gr8" draw:layer="layout" svg:width="0.883cm" svg:height="0.282cm" svg:x="8.626cm" svg:y="14.133cm">
          <draw:text-box>
            <text:p text:style-name="P4">2012/12</text:p>
          </draw:text-box>
        </draw:frame>
        <draw:frame draw:style-name="gr9" draw:text-style-name="P3" draw:layer="layout" svg:width="0.883cm" svg:height="0.355cm" svg:x="9.82cm" svg:y="14.16cm">
          <draw:text-box>
            <text:p><text:span text:style-name="T3">2013/01</text:span></text:p>
          </draw:text-box>
        </draw:frame>
        <draw:frame draw:style-name="gr8" draw:text-style-name="P5" draw:layer="layout" svg:width="0.883cm" svg:height="0.282cm" svg:x="12.288cm" svg:y="14.133cm">
          <draw:text-box>
            <text:p text:style-name="P4">2013/03</text:p>
          </draw:text-box>
        </draw:frame>
        <draw:frame draw:style-name="gr8" draw:layer="layout" svg:width="0.883cm" svg:height="0.282cm" svg:x="14.665cm" svg:y="14.133cm">
          <draw:text-box>
            <text:p><text:span text:style-name="T3">2013/05</text:span></text:p>
          </draw:text-box>
        </draw:frame>
        <draw:frame draw:style-name="gr8" draw:text-style-name="P5" draw:layer="layout" svg:width="0.883cm" svg:height="0.282cm" svg:x="15.866cm" svg:y="14.133cm">
          <draw:text-box>
            <text:p text:style-name="P4">2013/06</text:p>
          </draw:text-box>
        </draw:frame>
        <draw:frame draw:style-name="gr8" draw:text-style-name="P6" draw:layer="layout" svg:width="0.861cm" svg:height="0.31cm" svg:x="18.372cm" svg:y="14.105cm">
          <draw:text-box>
            <text:p text:style-name="P5"><text:span text:style-name="T4">2013/08</text:span></text:p>
          </draw:text-box>
        </draw:frame>
        <draw:frame draw:style-name="gr8" draw:layer="layout" svg:width="0.883cm" svg:height="0.31cm" svg:x="6.207cm" svg:y="14.105cm">
          <draw:text-box>
            <text:p><text:span text:style-name="T3">2012</text:span><text:span text:style-name="T4">/</text:span><text:span text:style-name="T3">10</text:span></text:p>
          </draw:text-box>
        </draw:frame>
        <draw:frame draw:style-name="gr11" draw:text-style-name="P5" draw:layer="layout" svg:width="0.866cm" svg:height="0.31cm" svg:x="7.463cm" svg:y="14.105cm">
          <draw:text-box>
            <text:p text:style-name="P6"><text:span text:style-name="T3">2012</text:span><text:span text:style-name="T4">/</text:span><text:span text:style-name="T3">11</text:span></text:p>
          </draw:text-box>
        </draw:frame>
        <draw:frame draw:style-name="gr9" draw:text-style-name="P3" draw:layer="layout" svg:width="0.883cm" svg:height="0.355cm" svg:x="11.102cm" svg:y="14.16cm">
          <draw:text-box>
            <text:p><text:span text:style-name="T3">2013/02</text:span></text:p>
          </draw:text-box>
        </draw:frame>
        <draw:frame draw:style-name="gr8" draw:layer="layout" svg:width="0.883cm" svg:height="0.282cm" svg:x="13.531cm" svg:y="14.133cm">
          <draw:text-box>
            <text:p><text:span text:style-name="T3">2013/04</text:span></text:p>
          </draw:text-box>
        </draw:frame>
        <draw:frame draw:style-name="gr8" draw:text-style-name="P5" draw:layer="layout" svg:width="0.883cm" svg:height="0.282cm" svg:x="17.024cm" svg:y="14.133cm">
          <draw:text-box>
            <text:p text:style-name="P4">2013/07</text:p>
          </draw:text-box>
        </draw:frame>
        <draw:line draw:style-name="gr5" draw:layer="layout" svg:x1="19.385cm" svg:y1="13.941cm" svg:x2="19.385cm" svg:y2="14.108cm">
          <text:p/>
        </draw:line>
        <draw:frame draw:style-name="gr3" draw:text-style-name="P2" draw:layer="layout" svg:width="3.906cm" svg:height="0.887cm" draw:transform="rotate (1.57201805727129) translate (3.416cm 14.582cm)">
          <draw:text-box>
            <text:p><text:span text:style-name="T1">Average daily consumption</text:span></text:p>
            <text:p><text:span text:style-name="T1"><text:s/></text:span><text:span text:style-name="T1">per capita, m</text:span><text:span text:style-name="T3">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xiliu </meta:initial-creator>
    <meta:creation-date>2013-12-07T18:58:59</meta:creation-date>
    <dc:date>2014-08-14T18:34:47</dc:date>
    <dc:creator>xiliu </dc:creator>
    <meta:editing-duration>PT5H4M</meta:editing-duration>
    <meta:editing-cycles>19</meta:editing-cycles>
    <meta:generator>LibreOffice/3.5$Linux_X86_64 LibreOffice_project/350m1$Build-2</meta:generator>
    <meta:document-statistic meta:object-count="1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301cm" svg:height="7.094cm" xlink:href="." xlink:type="simple" chart:class="chart:circle" chart:style-name="ch1">
        <chart:legend svg:x="7.147cm" svg:y="1.993cm" style:legend-expansion="custom" chartooo:width="1.885cm" chartooo:height="3.612cm" style:legend-expansion-aspect-ratio="0.5218715393134" chart:style-name="ch2"/>
        <chart:plot-area chart:style-name="ch3" chart:data-source-has-labels="both" svg:x="0.43cm" svg:y="0.207cm" svg:width="6.833cm" svg:height="6.608cm">
          <chartooo:coordinate-region svg:x="0.466cm" svg:y="0.742cm" svg:width="6.062cm" svg:height="6.08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 SFRES </text:p>
              </table:table-cell>
              <table:table-cell office:value-type="float" office:value="0.796078121293587">
                <text:p>0.796078121293587</text:p>
              </table:table-cell>
            </table:table-row>
            <table:table-row>
              <table:table-cell office:value-type="string">
                <text:p> AGRI</text:p>
              </table:table-cell>
              <table:table-cell office:value-type="float" office:value="0.10326559658417">
                <text:p>0.10326559658417</text:p>
              </table:table-cell>
            </table:table-row>
            <table:table-row>
              <table:table-cell office:value-type="string">
                <text:p> MFRES</text:p>
              </table:table-cell>
              <table:table-cell office:value-type="float" office:value="0.0480351071400332">
                <text:p>0.0480351071400332</text:p>
              </table:table-cell>
            </table:table-row>
            <table:table-row>
              <table:table-cell office:value-type="string">
                <text:p> COM </text:p>
              </table:table-cell>
              <table:table-cell office:value-type="float" office:value="0.0221791729263857">
                <text:p>0.0221791729263857</text:p>
              </table:table-cell>
            </table:table-row>
            <table:table-row>
              <table:table-cell office:value-type="string">
                <text:p> IND</text:p>
              </table:table-cell>
              <table:table-cell office:value-type="float" office:value="0.0173163596109749">
                <text:p>0.0173163596109749</text:p>
              </table:table-cell>
            </table:table-row>
            <table:table-row>
              <table:table-cell office:value-type="string">
                <text:p> INST</text:p>
              </table:table-cell>
              <table:table-cell office:value-type="float" office:value="0.0131256424448486">
                <text:p>0.01312564244484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chart:data-label-number="value" chart:data-label-text="false" chart:data-label-symbol="false"/>
      <style:graphic-properties draw:fill-color="#004586"/>
    </style:style>
    <style:style style:name="ch9" style:family="chart">
      <style:chart-properties chart:solid-type="cuboid" chart:data-label-number="value" chart:data-label-text="false" chart:data-label-symbol="false"/>
      <style:graphic-properties draw:fill-color="#ff420e"/>
    </style:style>
    <style:style style:name="ch10" style:family="chart">
      <style:chart-properties chart:solid-type="cuboid" chart:data-label-number="value" chart:data-label-text="false" chart:data-label-symbol="false"/>
      <style:graphic-properties draw:fill-color="#ffd320"/>
    </style:style>
    <style:style style:name="ch11" style:family="chart">
      <style:chart-properties chart:solid-type="cuboid" chart:data-label-number="value" chart:data-label-text="false" chart:data-label-symbol="false"/>
      <style:graphic-properties draw:fill-color="#579d1c"/>
    </style:style>
    <style:style style:name="ch12" style:family="chart">
      <style:chart-properties chart:solid-type="cuboid" chart:data-label-number="value" chart:data-label-text="false" chart:data-label-symbol="false"/>
      <style:graphic-properties draw:fill-color="#7e0021"/>
    </style:style>
    <style:style style:name="ch13" style:family="chart">
      <style:chart-properties chart:solid-type="cuboid" chart:data-label-number="value" chart:data-label-text="false" chart:data-label-symbol="false"/>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078cm" svg:height="7.839cm" xlink:href="." xlink:type="simple" chart:class="chart:circle" chart:style-name="ch1">
        <chart:legend svg:x="8.476cm" svg:y="1.722cm" style:legend-expansion="custom" chartooo:width="2.601cm" chartooo:height="3.07cm" style:legend-expansion-aspect-ratio="0.847231270358306" chart:style-name="ch2"/>
        <chart:plot-area chart:style-name="ch3" chart:data-source-has-labels="both" svg:x="0.023cm" svg:y="0.283cm" svg:width="8.647cm" svg:height="7.201cm">
          <chartooo:coordinate-region svg:x="1.253cm" svg:y="0.803cm" svg:width="6.179cm" svg:height="6.179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Q</text:p>
              </table:table-cell>
            </table:table-row>
          </table:table-header-rows>
          <table:table-rows>
            <table:table-row>
              <table:table-cell office:value-type="string">
                <text:p> SFRES    </text:p>
              </table:table-cell>
              <table:table-cell office:value-type="float" office:value="0.426801860352992">
                <text:p>0.426801860352992</text:p>
              </table:table-cell>
            </table:table-row>
            <table:table-row>
              <table:table-cell office:value-type="string">
                <text:p> AGRI     </text:p>
              </table:table-cell>
              <table:table-cell office:value-type="float" office:value="0.199549711039835">
                <text:p>0.199549711039835</text:p>
              </table:table-cell>
            </table:table-row>
            <table:table-row>
              <table:table-cell office:value-type="string">
                <text:p> MFRES    </text:p>
              </table:table-cell>
              <table:table-cell office:value-type="float" office:value="0.177803895914931">
                <text:p>0.177803895914931</text:p>
              </table:table-cell>
            </table:table-row>
            <table:table-row>
              <table:table-cell office:value-type="string">
                <text:p> IND      </text:p>
              </table:table-cell>
              <table:table-cell office:value-type="float" office:value="0.09097823318685">
                <text:p>0.09097823318685</text:p>
              </table:table-cell>
            </table:table-row>
            <table:table-row>
              <table:table-cell office:value-type="string">
                <text:p> COM      </text:p>
              </table:table-cell>
              <table:table-cell office:value-type="float" office:value="0.062725597316693">
                <text:p>0.062725597316693</text:p>
              </table:table-cell>
            </table:table-row>
            <table:table-row>
              <table:table-cell office:value-type="string">
                <text:p>INST     </text:p>
              </table:table-cell>
              <table:table-cell office:value-type="float" office:value="0.0421407021886991">
                <text:p>0.04214070218869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2cm" svg:stroke-color="#000000" draw:fill-color="#000000"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2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601cm" svg:height="7.915cm" xlink:href="." xlink:type="simple" chart:class="chart:line" chart:style-name="ch1">
        <chart:legend svg:x="6.98cm" svg:y="0.845cm" style:legend-expansion="custom" chartooo:width="6.084cm" chartooo:height="0.4cm" style:legend-expansion-aspect-ratio="15.21" chart:style-name="ch2"/>
        <chart:plot-area chart:style-name="ch3" chart:data-source-has-labels="both" svg:x="0.8cm" svg:y="0.248cm" svg:width="17.584cm" svg:height="6.901cm">
          <chartooo:coordinate-region svg:x="1.712cm" svg:y="0.448cm" svg:width="16.672cm" svg:height="6.502cm"/>
          <chart:axis chart:dimension="x" chart:name="primary-x" chart:style-name="ch4" chartooo:axis-type="auto">
            <chartooo:date-scale/>
            <chart:categories table:cell-range-address="local-table.$A$2:.$A$145"/>
          </chart:axis>
          <chart:axis chart:dimension="y" chart:name="primary-y" chart:style-name="ch5">
            <chart:title svg:x="0.239cm" svg:y="6.954cm" chart:style-name="ch6">
              <text:p>Average hourly water usage per capita, m3</text:p>
            </chart:title>
            <chart:grid chart:style-name="ch7" chart:class="major"/>
          </chart:axis>
          <chart:series chart:style-name="ch8" chart:values-cell-range-address="local-table.$B$2:.$B$145" chart:label-cell-address="local-table.$B$1" chart:class="chart:line">
            <chart:data-point chart:repeated="144"/>
          </chart:series>
          <chart:series chart:style-name="ch9" chart:values-cell-range-address="local-table.$C$2:.$C$145" chart:label-cell-address="local-table.$C$1" chart:class="chart:line">
            <chart:data-point chart:repeated="14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ummer</text:p>
              </table:table-cell>
              <table:table-cell office:value-type="string">
                <text:p>Winter</text:p>
              </table:table-cell>
            </table:table-row>
          </table:table-header-rows>
          <table:table-rows>
            <table:table-row>
              <table:table-cell office:value-type="float" office:value="0">
                <text:p/>
              </table:table-cell>
              <table:table-cell office:value-type="float" office:value="0.0163658766055006">
                <text:p>0.0163658766055006</text:p>
              </table:table-cell>
              <table:table-cell office:value-type="float" office:value="0.0126203196691418">
                <text:p>0.0126203196691418</text:p>
              </table:table-cell>
            </table:table-row>
            <table:table-row>
              <table:table-cell office:value-type="string">
                <text:p/>
              </table:table-cell>
              <table:table-cell office:value-type="float" office:value="0.0165184978925928">
                <text:p>0.0165184978925928</text:p>
              </table:table-cell>
              <table:table-cell office:value-type="float" office:value="0.0124749169728831">
                <text:p>0.0124749169728831</text:p>
              </table:table-cell>
            </table:table-row>
            <table:table-row>
              <table:table-cell office:value-type="string">
                <text:p/>
              </table:table-cell>
              <table:table-cell office:value-type="float" office:value="0.0182783339314754">
                <text:p>0.0182783339314754</text:p>
              </table:table-cell>
              <table:table-cell office:value-type="float" office:value="0.0135466862601651">
                <text:p>0.0135466862601651</text:p>
              </table:table-cell>
            </table:table-row>
            <table:table-row>
              <table:table-cell office:value-type="string">
                <text:p/>
              </table:table-cell>
              <table:table-cell office:value-type="float" office:value="0.0224543267452857">
                <text:p>0.0224543267452857</text:p>
              </table:table-cell>
              <table:table-cell office:value-type="float" office:value="0.0182961537561675">
                <text:p>0.0182961537561675</text:p>
              </table:table-cell>
            </table:table-row>
            <table:table-row>
              <table:table-cell office:value-type="string">
                <text:p/>
              </table:table-cell>
              <table:table-cell office:value-type="float" office:value="0.0234511068127008">
                <text:p>0.0234511068127008</text:p>
              </table:table-cell>
              <table:table-cell office:value-type="float" office:value="0.0190654267697113">
                <text:p>0.0190654267697113</text:p>
              </table:table-cell>
            </table:table-row>
            <table:table-row>
              <table:table-cell office:value-type="string">
                <text:p/>
              </table:table-cell>
              <table:table-cell office:value-type="float" office:value="0.0254091329523993">
                <text:p>0.0254091329523993</text:p>
              </table:table-cell>
              <table:table-cell office:value-type="float" office:value="0.0197868331894454">
                <text:p>0.0197868331894454</text:p>
              </table:table-cell>
            </table:table-row>
            <table:table-row>
              <table:table-cell office:value-type="string">
                <text:p/>
              </table:table-cell>
              <table:table-cell office:value-type="float" office:value="0.0263608946692135">
                <text:p>0.0263608946692135</text:p>
              </table:table-cell>
              <table:table-cell office:value-type="float" office:value="0.01998873420311">
                <text:p>0.01998873420311</text:p>
              </table:table-cell>
            </table:table-row>
            <table:table-row>
              <table:table-cell office:value-type="string">
                <text:p/>
              </table:table-cell>
              <table:table-cell office:value-type="float" office:value="0.0247113989978376">
                <text:p>0.0247113989978376</text:p>
              </table:table-cell>
              <table:table-cell office:value-type="float" office:value="0.0188055031524856">
                <text:p>0.0188055031524856</text:p>
              </table:table-cell>
            </table:table-row>
            <table:table-row>
              <table:table-cell office:value-type="string">
                <text:p/>
              </table:table-cell>
              <table:table-cell office:value-type="float" office:value="0.0207408852005602">
                <text:p>0.0207408852005602</text:p>
              </table:table-cell>
              <table:table-cell office:value-type="float" office:value="0.016537204205861">
                <text:p>0.016537204205861</text:p>
              </table:table-cell>
            </table:table-row>
            <table:table-row>
              <table:table-cell office:value-type="string">
                <text:p/>
              </table:table-cell>
              <table:table-cell office:value-type="float" office:value="0.0140758641307147">
                <text:p>0.0140758641307147</text:p>
              </table:table-cell>
              <table:table-cell office:value-type="float" office:value="0.0128873820010648">
                <text:p>0.0128873820010648</text:p>
              </table:table-cell>
            </table:table-row>
            <table:table-row>
              <table:table-cell office:value-type="string">
                <text:p/>
              </table:table-cell>
              <table:table-cell office:value-type="float" office:value="0.00882263100861095">
                <text:p>0.00882263100861095</text:p>
              </table:table-cell>
              <table:table-cell office:value-type="float" office:value="0.00879699786475408">
                <text:p>0.00879699786475408</text:p>
              </table:table-cell>
            </table:table-row>
            <table:table-row>
              <table:table-cell office:value-type="string">
                <text:p/>
              </table:table-cell>
              <table:table-cell office:value-type="float" office:value="0.00581833375985515">
                <text:p>0.00581833375985515</text:p>
              </table:table-cell>
              <table:table-cell office:value-type="float" office:value="0.00553182110411658">
                <text:p>0.00553182110411658</text:p>
              </table:table-cell>
            </table:table-row>
            <table:table-row>
              <table:table-cell office:value-type="string">
                <text:p/>
              </table:table-cell>
              <table:table-cell office:value-type="float" office:value="0.00454727077369881">
                <text:p>0.00454727077369881</text:p>
              </table:table-cell>
              <table:table-cell office:value-type="float" office:value="0.00375207695748119">
                <text:p>0.00375207695748119</text:p>
              </table:table-cell>
            </table:table-row>
            <table:table-row>
              <table:table-cell office:value-type="string">
                <text:p/>
              </table:table-cell>
              <table:table-cell office:value-type="float" office:value="0.00435645776997919">
                <text:p>0.00435645776997919</text:p>
              </table:table-cell>
              <table:table-cell office:value-type="float" office:value="0.00313874971537445">
                <text:p>0.00313874971537445</text:p>
              </table:table-cell>
            </table:table-row>
            <table:table-row>
              <table:table-cell office:value-type="string">
                <text:p/>
              </table:table-cell>
              <table:table-cell office:value-type="float" office:value="0.00506655418793055">
                <text:p>0.00506655418793055</text:p>
              </table:table-cell>
              <table:table-cell office:value-type="float" office:value="0.00320993253573556">
                <text:p>0.00320993253573556</text:p>
              </table:table-cell>
            </table:table-row>
            <table:table-row>
              <table:table-cell office:value-type="string">
                <text:p/>
              </table:table-cell>
              <table:table-cell office:value-type="float" office:value="0.00794740909233055">
                <text:p>0.00794740909233055</text:p>
              </table:table-cell>
              <table:table-cell office:value-type="float" office:value="0.00446388535504967">
                <text:p>0.00446388535504967</text:p>
              </table:table-cell>
            </table:table-row>
            <table:table-row>
              <table:table-cell office:value-type="string">
                <text:p/>
              </table:table-cell>
              <table:table-cell office:value-type="float" office:value="0.0134673203459957">
                <text:p>0.0134673203459957</text:p>
              </table:table-cell>
              <table:table-cell office:value-type="float" office:value="0.00800866344374241">
                <text:p>0.00800866344374241</text:p>
              </table:table-cell>
            </table:table-row>
            <table:table-row>
              <table:table-cell office:value-type="string">
                <text:p/>
              </table:table-cell>
              <table:table-cell office:value-type="float" office:value="0.0208756462049747">
                <text:p>0.0208756462049747</text:p>
              </table:table-cell>
              <table:table-cell office:value-type="float" office:value="0.0144012606055108">
                <text:p>0.0144012606055108</text:p>
              </table:table-cell>
            </table:table-row>
            <table:table-row>
              <table:table-cell office:value-type="string">
                <text:p/>
              </table:table-cell>
              <table:table-cell office:value-type="float" office:value="0.0230666308865925">
                <text:p>0.0230666308865925</text:p>
              </table:table-cell>
              <table:table-cell office:value-type="float" office:value="0.0200384259347872">
                <text:p>0.0200384259347872</text:p>
              </table:table-cell>
            </table:table-row>
            <table:table-row>
              <table:table-cell office:value-type="string">
                <text:p/>
              </table:table-cell>
              <table:table-cell office:value-type="float" office:value="0.0211519986862562">
                <text:p>0.0211519986862562</text:p>
              </table:table-cell>
              <table:table-cell office:value-type="float" office:value="0.0192085951918945">
                <text:p>0.0192085951918945</text:p>
              </table:table-cell>
            </table:table-row>
            <table:table-row>
              <table:table-cell office:value-type="string">
                <text:p/>
              </table:table-cell>
              <table:table-cell office:value-type="float" office:value="0.0213166598564266">
                <text:p>0.0213166598564266</text:p>
              </table:table-cell>
              <table:table-cell office:value-type="float" office:value="0.0175139515931897">
                <text:p>0.0175139515931897</text:p>
              </table:table-cell>
            </table:table-row>
            <table:table-row>
              <table:table-cell office:value-type="string">
                <text:p/>
              </table:table-cell>
              <table:table-cell office:value-type="float" office:value="0.0207911733352158">
                <text:p>0.0207911733352158</text:p>
              </table:table-cell>
              <table:table-cell office:value-type="float" office:value="0.01737287609292">
                <text:p>0.01737287609292</text:p>
              </table:table-cell>
            </table:table-row>
            <table:table-row>
              <table:table-cell office:value-type="string">
                <text:p/>
              </table:table-cell>
              <table:table-cell office:value-type="float" office:value="0.0196116560790185">
                <text:p>0.0196116560790185</text:p>
              </table:table-cell>
              <table:table-cell office:value-type="float" office:value="0.0166452490357149">
                <text:p>0.0166452490357149</text:p>
              </table:table-cell>
            </table:table-row>
            <table:table-row>
              <table:table-cell office:value-type="string">
                <text:p/>
              </table:table-cell>
              <table:table-cell office:value-type="float" office:value="0.0184422761810435">
                <text:p>0.0184422761810435</text:p>
              </table:table-cell>
              <table:table-cell office:value-type="float" office:value="0.0155807428299518">
                <text:p>0.0155807428299518</text:p>
              </table:table-cell>
            </table:table-row>
            <table:table-row>
              <table:table-cell office:value-type="float" office:value="0">
                <text:p/>
              </table:table-cell>
              <table:table-cell office:value-type="float" office:value="0.0174452589290188">
                <text:p>0.0174452589290188</text:p>
              </table:table-cell>
              <table:table-cell office:value-type="float" office:value="0.0146648420475287">
                <text:p>0.0146648420475287</text:p>
              </table:table-cell>
            </table:table-row>
            <table:table-row>
              <table:table-cell office:value-type="string">
                <text:p/>
              </table:table-cell>
              <table:table-cell office:value-type="float" office:value="0.0173098194320268">
                <text:p>0.0173098194320268</text:p>
              </table:table-cell>
              <table:table-cell office:value-type="float" office:value="0.0140745099258133">
                <text:p>0.0140745099258133</text:p>
              </table:table-cell>
            </table:table-row>
            <table:table-row>
              <table:table-cell office:value-type="string">
                <text:p/>
              </table:table-cell>
              <table:table-cell office:value-type="float" office:value="0.0190448330378759">
                <text:p>0.0190448330378759</text:p>
              </table:table-cell>
              <table:table-cell office:value-type="float" office:value="0.0149106881309095">
                <text:p>0.0149106881309095</text:p>
              </table:table-cell>
            </table:table-row>
            <table:table-row>
              <table:table-cell office:value-type="string">
                <text:p/>
              </table:table-cell>
              <table:table-cell office:value-type="float" office:value="0.0222532449642078">
                <text:p>0.0222532449642078</text:p>
              </table:table-cell>
              <table:table-cell office:value-type="float" office:value="0.0170652756472709">
                <text:p>0.0170652756472709</text:p>
              </table:table-cell>
            </table:table-row>
            <table:table-row>
              <table:table-cell office:value-type="string">
                <text:p/>
              </table:table-cell>
              <table:table-cell office:value-type="float" office:value="0.0245240875543574">
                <text:p>0.0245240875543574</text:p>
              </table:table-cell>
              <table:table-cell office:value-type="float" office:value="0.0191988390878074">
                <text:p>0.0191988390878074</text:p>
              </table:table-cell>
            </table:table-row>
            <table:table-row>
              <table:table-cell office:value-type="string">
                <text:p/>
              </table:table-cell>
              <table:table-cell office:value-type="float" office:value="0.0267751808569257">
                <text:p>0.0267751808569257</text:p>
              </table:table-cell>
              <table:table-cell office:value-type="float" office:value="0.0205933783176869">
                <text:p>0.0205933783176869</text:p>
              </table:table-cell>
            </table:table-row>
            <table:table-row>
              <table:table-cell office:value-type="string">
                <text:p/>
              </table:table-cell>
              <table:table-cell office:value-type="float" office:value="0.0277952229822941">
                <text:p>0.0277952229822941</text:p>
              </table:table-cell>
              <table:table-cell office:value-type="float" office:value="0.0205903901860024">
                <text:p>0.0205903901860024</text:p>
              </table:table-cell>
            </table:table-row>
            <table:table-row>
              <table:table-cell office:value-type="string">
                <text:p/>
              </table:table-cell>
              <table:table-cell office:value-type="float" office:value="0.0264913406613345">
                <text:p>0.0264913406613345</text:p>
              </table:table-cell>
              <table:table-cell office:value-type="float" office:value="0.0192066985615254">
                <text:p>0.0192066985615254</text:p>
              </table:table-cell>
            </table:table-row>
            <table:table-row>
              <table:table-cell office:value-type="string">
                <text:p/>
              </table:table-cell>
              <table:table-cell office:value-type="float" office:value="0.021486798443043">
                <text:p>0.021486798443043</text:p>
              </table:table-cell>
              <table:table-cell office:value-type="float" office:value="0.0167300950066203">
                <text:p>0.0167300950066203</text:p>
              </table:table-cell>
            </table:table-row>
            <table:table-row>
              <table:table-cell office:value-type="string">
                <text:p/>
              </table:table-cell>
              <table:table-cell office:value-type="float" office:value="0.0144579184213443">
                <text:p>0.0144579184213443</text:p>
              </table:table-cell>
              <table:table-cell office:value-type="float" office:value="0.0127085790812065">
                <text:p>0.0127085790812065</text:p>
              </table:table-cell>
            </table:table-row>
            <table:table-row>
              <table:table-cell office:value-type="string">
                <text:p/>
              </table:table-cell>
              <table:table-cell office:value-type="float" office:value="0.00886079498410251">
                <text:p>0.00886079498410251</text:p>
              </table:table-cell>
              <table:table-cell office:value-type="float" office:value="0.00831810654614048">
                <text:p>0.00831810654614048</text:p>
              </table:table-cell>
            </table:table-row>
            <table:table-row>
              <table:table-cell office:value-type="string">
                <text:p>Tue</text:p>
              </table:table-cell>
              <table:table-cell office:value-type="float" office:value="0.00583477247439225">
                <text:p>0.00583477247439225</text:p>
              </table:table-cell>
              <table:table-cell office:value-type="float" office:value="0.00518300352618431">
                <text:p>0.00518300352618431</text:p>
              </table:table-cell>
            </table:table-row>
            <table:table-row>
              <table:table-cell office:value-type="string">
                <text:p/>
              </table:table-cell>
              <table:table-cell office:value-type="float" office:value="0.00465227506060648">
                <text:p>0.00465227506060648</text:p>
              </table:table-cell>
              <table:table-cell office:value-type="float" office:value="0.00363977952762595">
                <text:p>0.00363977952762595</text:p>
              </table:table-cell>
            </table:table-row>
            <table:table-row>
              <table:table-cell office:value-type="string">
                <text:p/>
              </table:table-cell>
              <table:table-cell office:value-type="float" office:value="0.00448166456801586">
                <text:p>0.00448166456801586</text:p>
              </table:table-cell>
              <table:table-cell office:value-type="float" office:value="0.00305545484947024">
                <text:p>0.00305545484947024</text:p>
              </table:table-cell>
            </table:table-row>
            <table:table-row>
              <table:table-cell office:value-type="string">
                <text:p/>
              </table:table-cell>
              <table:table-cell office:value-type="float" office:value="0.00519318980206941">
                <text:p>0.00519318980206941</text:p>
              </table:table-cell>
              <table:table-cell office:value-type="float" office:value="0.00319131217771155">
                <text:p>0.00319131217771155</text:p>
              </table:table-cell>
            </table:table-row>
            <table:table-row>
              <table:table-cell office:value-type="string">
                <text:p/>
              </table:table-cell>
              <table:table-cell office:value-type="float" office:value="0.00827299847060787">
                <text:p>0.00827299847060787</text:p>
              </table:table-cell>
              <table:table-cell office:value-type="float" office:value="0.00476259742956099">
                <text:p>0.00476259742956099</text:p>
              </table:table-cell>
            </table:table-row>
            <table:table-row>
              <table:table-cell office:value-type="string">
                <text:p/>
              </table:table-cell>
              <table:table-cell office:value-type="float" office:value="0.0141494534867566">
                <text:p>0.0141494534867566</text:p>
              </table:table-cell>
              <table:table-cell office:value-type="float" office:value="0.0088116323437444">
                <text:p>0.0088116323437444</text:p>
              </table:table-cell>
            </table:table-row>
            <table:table-row>
              <table:table-cell office:value-type="string">
                <text:p/>
              </table:table-cell>
              <table:table-cell office:value-type="float" office:value="0.0218934501414295">
                <text:p>0.0218934501414295</text:p>
              </table:table-cell>
              <table:table-cell office:value-type="float" office:value="0.0162118178049098">
                <text:p>0.0162118178049098</text:p>
              </table:table-cell>
            </table:table-row>
            <table:table-row>
              <table:table-cell office:value-type="string">
                <text:p/>
              </table:table-cell>
              <table:table-cell office:value-type="float" office:value="0.02323637104067">
                <text:p>0.02323637104067</text:p>
              </table:table-cell>
              <table:table-cell office:value-type="float" office:value="0.0212263453705297">
                <text:p>0.0212263453705297</text:p>
              </table:table-cell>
            </table:table-row>
            <table:table-row>
              <table:table-cell office:value-type="string">
                <text:p/>
              </table:table-cell>
              <table:table-cell office:value-type="float" office:value="0.0202628080940267">
                <text:p>0.0202628080940267</text:p>
              </table:table-cell>
              <table:table-cell office:value-type="float" office:value="0.0190172105010797">
                <text:p>0.0190172105010797</text:p>
              </table:table-cell>
            </table:table-row>
            <table:table-row>
              <table:table-cell office:value-type="string">
                <text:p/>
              </table:table-cell>
              <table:table-cell office:value-type="float" office:value="0.0196542339975327">
                <text:p>0.0196542339975327</text:p>
              </table:table-cell>
              <table:table-cell office:value-type="float" office:value="0.0161815002044393">
                <text:p>0.0161815002044393</text:p>
              </table:table-cell>
            </table:table-row>
            <table:table-row>
              <table:table-cell office:value-type="string">
                <text:p/>
              </table:table-cell>
              <table:table-cell office:value-type="float" office:value="0.0189116191450859">
                <text:p>0.0189116191450859</text:p>
              </table:table-cell>
              <table:table-cell office:value-type="float" office:value="0.0153197765905383">
                <text:p>0.0153197765905383</text:p>
              </table:table-cell>
            </table:table-row>
            <table:table-row>
              <table:table-cell office:value-type="string">
                <text:p/>
              </table:table-cell>
              <table:table-cell office:value-type="float" office:value="0.0180185211949236">
                <text:p>0.0180185211949236</text:p>
              </table:table-cell>
              <table:table-cell office:value-type="float" office:value="0.0142881835197866">
                <text:p>0.0142881835197866</text:p>
              </table:table-cell>
            </table:table-row>
            <table:table-row>
              <table:table-cell office:value-type="string">
                <text:p/>
              </table:table-cell>
              <table:table-cell office:value-type="float" office:value="0.0171172391838707">
                <text:p>0.0171172391838707</text:p>
              </table:table-cell>
              <table:table-cell office:value-type="float" office:value="0.0134773186964465">
                <text:p>0.0134773186964465</text:p>
              </table:table-cell>
            </table:table-row>
            <table:table-row>
              <table:table-cell office:value-type="float" office:value="0">
                <text:p/>
              </table:table-cell>
              <table:table-cell office:value-type="float" office:value="0.0163658766055006">
                <text:p>0.0163658766055006</text:p>
              </table:table-cell>
              <table:table-cell office:value-type="float" office:value="0.0126203196691418">
                <text:p>0.0126203196691418</text:p>
              </table:table-cell>
            </table:table-row>
            <table:table-row>
              <table:table-cell office:value-type="string">
                <text:p/>
              </table:table-cell>
              <table:table-cell office:value-type="float" office:value="0.0165184978925928">
                <text:p>0.0165184978925928</text:p>
              </table:table-cell>
              <table:table-cell office:value-type="float" office:value="0.0124749169728831">
                <text:p>0.0124749169728831</text:p>
              </table:table-cell>
            </table:table-row>
            <table:table-row>
              <table:table-cell office:value-type="string">
                <text:p/>
              </table:table-cell>
              <table:table-cell office:value-type="float" office:value="0.0182783339314754">
                <text:p>0.0182783339314754</text:p>
              </table:table-cell>
              <table:table-cell office:value-type="float" office:value="0.0135466862601651">
                <text:p>0.0135466862601651</text:p>
              </table:table-cell>
            </table:table-row>
            <table:table-row>
              <table:table-cell office:value-type="string">
                <text:p/>
              </table:table-cell>
              <table:table-cell office:value-type="float" office:value="0.0212205871210119">
                <text:p>0.0212205871210119</text:p>
              </table:table-cell>
              <table:table-cell office:value-type="float" office:value="0.0159359897005234">
                <text:p>0.0159359897005234</text:p>
              </table:table-cell>
            </table:table-row>
            <table:table-row>
              <table:table-cell office:value-type="string">
                <text:p/>
              </table:table-cell>
              <table:table-cell office:value-type="float" office:value="0.0240911082840902">
                <text:p>0.0240911082840902</text:p>
              </table:table-cell>
              <table:table-cell office:value-type="float" office:value="0.0184136235875736">
                <text:p>0.0184136235875736</text:p>
              </table:table-cell>
            </table:table-row>
            <table:table-row>
              <table:table-cell office:value-type="string">
                <text:p/>
              </table:table-cell>
              <table:table-cell office:value-type="float" office:value="0.0262747341720806">
                <text:p>0.0262747341720806</text:p>
              </table:table-cell>
              <table:table-cell office:value-type="float" office:value="0.0198376687844088">
                <text:p>0.0198376687844088</text:p>
              </table:table-cell>
            </table:table-row>
            <table:table-row>
              <table:table-cell office:value-type="string">
                <text:p/>
              </table:table-cell>
              <table:table-cell office:value-type="float" office:value="0.0274940111837372">
                <text:p>0.0274940111837372</text:p>
              </table:table-cell>
              <table:table-cell office:value-type="float" office:value="0.0194991918775514">
                <text:p>0.0194991918775514</text:p>
              </table:table-cell>
            </table:table-row>
            <table:table-row>
              <table:table-cell office:value-type="string">
                <text:p/>
              </table:table-cell>
              <table:table-cell office:value-type="float" office:value="0.026628765867332">
                <text:p>0.026628765867332</text:p>
              </table:table-cell>
              <table:table-cell office:value-type="float" office:value="0.0184518902045776">
                <text:p>0.0184518902045776</text:p>
              </table:table-cell>
            </table:table-row>
            <table:table-row>
              <table:table-cell office:value-type="string">
                <text:p/>
              </table:table-cell>
              <table:table-cell office:value-type="float" office:value="0.0217305472644181">
                <text:p>0.0217305472644181</text:p>
              </table:table-cell>
              <table:table-cell office:value-type="float" office:value="0.0163939286628633">
                <text:p>0.0163939286628633</text:p>
              </table:table-cell>
            </table:table-row>
            <table:table-row>
              <table:table-cell office:value-type="string">
                <text:p/>
              </table:table-cell>
              <table:table-cell office:value-type="float" office:value="0.014530630334208">
                <text:p>0.014530630334208</text:p>
              </table:table-cell>
              <table:table-cell office:value-type="float" office:value="0.0126463778243736">
                <text:p>0.0126463778243736</text:p>
              </table:table-cell>
            </table:table-row>
            <table:table-row>
              <table:table-cell office:value-type="string">
                <text:p/>
              </table:table-cell>
              <table:table-cell office:value-type="float" office:value="0.00884337271170534">
                <text:p>0.00884337271170534</text:p>
              </table:table-cell>
              <table:table-cell office:value-type="float" office:value="0.00840264361766172">
                <text:p>0.00840264361766172</text:p>
              </table:table-cell>
            </table:table-row>
            <table:table-row>
              <table:table-cell office:value-type="string">
                <text:p>Wed</text:p>
              </table:table-cell>
              <table:table-cell office:value-type="float" office:value="0.00598867913456571">
                <text:p>0.00598867913456571</text:p>
              </table:table-cell>
              <table:table-cell office:value-type="float" office:value="0.00518493496440981">
                <text:p>0.00518493496440981</text:p>
              </table:table-cell>
            </table:table-row>
            <table:table-row>
              <table:table-cell office:value-type="string">
                <text:p/>
              </table:table-cell>
              <table:table-cell office:value-type="float" office:value="0.0047838859514936">
                <text:p>0.0047838859514936</text:p>
              </table:table-cell>
              <table:table-cell office:value-type="float" office:value="0.00360653037492912">
                <text:p>0.00360653037492912</text:p>
              </table:table-cell>
            </table:table-row>
            <table:table-row>
              <table:table-cell office:value-type="string">
                <text:p/>
              </table:table-cell>
              <table:table-cell office:value-type="float" office:value="0.00460339591041538">
                <text:p>0.00460339591041538</text:p>
              </table:table-cell>
              <table:table-cell office:value-type="float" office:value="0.00311755196214408">
                <text:p>0.00311755196214408</text:p>
              </table:table-cell>
            </table:table-row>
            <table:table-row>
              <table:table-cell office:value-type="string">
                <text:p/>
              </table:table-cell>
              <table:table-cell office:value-type="float" office:value="0.00552688462159331">
                <text:p>0.00552688462159331</text:p>
              </table:table-cell>
              <table:table-cell office:value-type="float" office:value="0.00326123112308343">
                <text:p>0.00326123112308343</text:p>
              </table:table-cell>
            </table:table-row>
            <table:table-row>
              <table:table-cell office:value-type="string">
                <text:p/>
              </table:table-cell>
              <table:table-cell office:value-type="float" office:value="0.00897135519226618">
                <text:p>0.00897135519226618</text:p>
              </table:table-cell>
              <table:table-cell office:value-type="float" office:value="0.00471663193602863">
                <text:p>0.00471663193602863</text:p>
              </table:table-cell>
            </table:table-row>
            <table:table-row>
              <table:table-cell office:value-type="string">
                <text:p/>
              </table:table-cell>
              <table:table-cell office:value-type="float" office:value="0.0189004981182279">
                <text:p>0.0189004981182279</text:p>
              </table:table-cell>
              <table:table-cell office:value-type="float" office:value="0.00899757837857991">
                <text:p>0.00899757837857991</text:p>
              </table:table-cell>
            </table:table-row>
            <table:table-row>
              <table:table-cell office:value-type="string">
                <text:p/>
              </table:table-cell>
              <table:table-cell office:value-type="float" office:value="0.0307823570971968">
                <text:p>0.0307823570971968</text:p>
              </table:table-cell>
              <table:table-cell office:value-type="float" office:value="0.0166349457300822">
                <text:p>0.0166349457300822</text:p>
              </table:table-cell>
            </table:table-row>
            <table:table-row>
              <table:table-cell office:value-type="string">
                <text:p/>
              </table:table-cell>
              <table:table-cell office:value-type="float" office:value="0.0281272420013057">
                <text:p>0.0281272420013057</text:p>
              </table:table-cell>
              <table:table-cell office:value-type="float" office:value="0.0212978281892405">
                <text:p>0.0212978281892405</text:p>
              </table:table-cell>
            </table:table-row>
            <table:table-row>
              <table:table-cell office:value-type="string">
                <text:p/>
              </table:table-cell>
              <table:table-cell office:value-type="float" office:value="0.0214963000522539">
                <text:p>0.0214963000522539</text:p>
              </table:table-cell>
              <table:table-cell office:value-type="float" office:value="0.0190589130658408">
                <text:p>0.0190589130658408</text:p>
              </table:table-cell>
            </table:table-row>
            <table:table-row>
              <table:table-cell office:value-type="string">
                <text:p/>
              </table:table-cell>
              <table:table-cell office:value-type="float" office:value="0.0202490108413097">
                <text:p>0.0202490108413097</text:p>
              </table:table-cell>
              <table:table-cell office:value-type="float" office:value="0.0162855606889147">
                <text:p>0.0162855606889147</text:p>
              </table:table-cell>
            </table:table-row>
            <table:table-row>
              <table:table-cell office:value-type="string">
                <text:p/>
              </table:table-cell>
              <table:table-cell office:value-type="float" office:value="0.0192045525668777">
                <text:p>0.0192045525668777</text:p>
              </table:table-cell>
              <table:table-cell office:value-type="float" office:value="0.0154760143505688">
                <text:p>0.0154760143505688</text:p>
              </table:table-cell>
            </table:table-row>
            <table:table-row>
              <table:table-cell office:value-type="string">
                <text:p/>
              </table:table-cell>
              <table:table-cell office:value-type="float" office:value="0.0181112091431171">
                <text:p>0.0181112091431171</text:p>
              </table:table-cell>
              <table:table-cell office:value-type="float" office:value="0.0146326370381157">
                <text:p>0.0146326370381157</text:p>
              </table:table-cell>
            </table:table-row>
            <table:table-row>
              <table:table-cell office:value-type="string">
                <text:p/>
              </table:table-cell>
              <table:table-cell office:value-type="float" office:value="0.0170461749193341">
                <text:p>0.0170461749193341</text:p>
              </table:table-cell>
              <table:table-cell office:value-type="float" office:value="0.0137853973265278">
                <text:p>0.0137853973265278</text:p>
              </table:table-cell>
            </table:table-row>
            <table:table-row>
              <table:table-cell office:value-type="float" office:value="0">
                <text:p/>
              </table:table-cell>
              <table:table-cell office:value-type="float" office:value="0.0161384123585416">
                <text:p>0.0161384123585416</text:p>
              </table:table-cell>
              <table:table-cell office:value-type="float" office:value="0.0130425969340658">
                <text:p>0.0130425969340658</text:p>
              </table:table-cell>
            </table:table-row>
            <table:table-row>
              <table:table-cell office:value-type="string">
                <text:p/>
              </table:table-cell>
              <table:table-cell office:value-type="float" office:value="0.016077726817137">
                <text:p>0.016077726817137</text:p>
              </table:table-cell>
              <table:table-cell office:value-type="float" office:value="0.0127635227091039">
                <text:p>0.0127635227091039</text:p>
              </table:table-cell>
            </table:table-row>
            <table:table-row>
              <table:table-cell office:value-type="string">
                <text:p/>
              </table:table-cell>
              <table:table-cell office:value-type="float" office:value="0.0179755867679078">
                <text:p>0.0179755867679078</text:p>
              </table:table-cell>
              <table:table-cell office:value-type="float" office:value="0.0138991331815601">
                <text:p>0.0138991331815601</text:p>
              </table:table-cell>
            </table:table-row>
            <table:table-row>
              <table:table-cell office:value-type="string">
                <text:p/>
              </table:table-cell>
              <table:table-cell office:value-type="float" office:value="0.0207085481517805">
                <text:p>0.0207085481517805</text:p>
              </table:table-cell>
              <table:table-cell office:value-type="float" office:value="0.0161244503672535">
                <text:p>0.0161244503672535</text:p>
              </table:table-cell>
            </table:table-row>
            <table:table-row>
              <table:table-cell office:value-type="string">
                <text:p/>
              </table:table-cell>
              <table:table-cell office:value-type="float" office:value="0.023258012098392">
                <text:p>0.023258012098392</text:p>
              </table:table-cell>
              <table:table-cell office:value-type="float" office:value="0.0185014579818591">
                <text:p>0.0185014579818591</text:p>
              </table:table-cell>
            </table:table-row>
            <table:table-row>
              <table:table-cell office:value-type="string">
                <text:p/>
              </table:table-cell>
              <table:table-cell office:value-type="float" office:value="0.0250660886075487">
                <text:p>0.0250660886075487</text:p>
              </table:table-cell>
              <table:table-cell office:value-type="float" office:value="0.0198931268212279">
                <text:p>0.0198931268212279</text:p>
              </table:table-cell>
            </table:table-row>
            <table:table-row>
              <table:table-cell office:value-type="string">
                <text:p/>
              </table:table-cell>
              <table:table-cell office:value-type="float" office:value="0.0260647140971996">
                <text:p>0.0260647140971996</text:p>
              </table:table-cell>
              <table:table-cell office:value-type="float" office:value="0.0196217401218226">
                <text:p>0.0196217401218226</text:p>
              </table:table-cell>
            </table:table-row>
            <table:table-row>
              <table:table-cell office:value-type="string">
                <text:p/>
              </table:table-cell>
              <table:table-cell office:value-type="float" office:value="0.0248222595053516">
                <text:p>0.0248222595053516</text:p>
              </table:table-cell>
              <table:table-cell office:value-type="float" office:value="0.0184423436446174">
                <text:p>0.0184423436446174</text:p>
              </table:table-cell>
            </table:table-row>
            <table:table-row>
              <table:table-cell office:value-type="string">
                <text:p/>
              </table:table-cell>
              <table:table-cell office:value-type="float" office:value="0.0207617616130893">
                <text:p>0.0207617616130893</text:p>
              </table:table-cell>
              <table:table-cell office:value-type="float" office:value="0.0163426401601311">
                <text:p>0.0163426401601311</text:p>
              </table:table-cell>
            </table:table-row>
            <table:table-row>
              <table:table-cell office:value-type="string">
                <text:p/>
              </table:table-cell>
              <table:table-cell office:value-type="float" office:value="0.0144865766209039">
                <text:p>0.0144865766209039</text:p>
              </table:table-cell>
              <table:table-cell office:value-type="float" office:value="0.0127849228716794">
                <text:p>0.0127849228716794</text:p>
              </table:table-cell>
            </table:table-row>
            <table:table-row>
              <table:table-cell office:value-type="string">
                <text:p/>
              </table:table-cell>
              <table:table-cell office:value-type="float" office:value="0.0087047718579997">
                <text:p>0.0087047718579997</text:p>
              </table:table-cell>
              <table:table-cell office:value-type="float" office:value="0.00847256608819433">
                <text:p>0.00847256608819433</text:p>
              </table:table-cell>
            </table:table-row>
            <table:table-row>
              <table:table-cell office:value-type="string">
                <text:p>Thu</text:p>
              </table:table-cell>
              <table:table-cell office:value-type="float" office:value="0.00583291482505438">
                <text:p>0.00583291482505438</text:p>
              </table:table-cell>
              <table:table-cell office:value-type="float" office:value="0.00528336584435249">
                <text:p>0.00528336584435249</text:p>
              </table:table-cell>
            </table:table-row>
            <table:table-row>
              <table:table-cell office:value-type="string">
                <text:p/>
              </table:table-cell>
              <table:table-cell office:value-type="float" office:value="0.00468160841421532">
                <text:p>0.00468160841421532</text:p>
              </table:table-cell>
              <table:table-cell office:value-type="float" office:value="0.00366328810525396">
                <text:p>0.00366328810525396</text:p>
              </table:table-cell>
            </table:table-row>
            <table:table-row>
              <table:table-cell office:value-type="string">
                <text:p/>
              </table:table-cell>
              <table:table-cell office:value-type="float" office:value="0.00448927445595408">
                <text:p>0.00448927445595408</text:p>
              </table:table-cell>
              <table:table-cell office:value-type="float" office:value="0.00312503568150575">
                <text:p>0.00312503568150575</text:p>
              </table:table-cell>
            </table:table-row>
            <table:table-row>
              <table:table-cell office:value-type="string">
                <text:p/>
              </table:table-cell>
              <table:table-cell office:value-type="float" office:value="0.00542276048160075">
                <text:p>0.00542276048160075</text:p>
              </table:table-cell>
              <table:table-cell office:value-type="float" office:value="0.00326044833026215">
                <text:p>0.00326044833026215</text:p>
              </table:table-cell>
            </table:table-row>
            <table:table-row>
              <table:table-cell office:value-type="string">
                <text:p/>
              </table:table-cell>
              <table:table-cell office:value-type="float" office:value="0.00927013470870407">
                <text:p>0.00927013470870407</text:p>
              </table:table-cell>
              <table:table-cell office:value-type="float" office:value="0.00475843558320815">
                <text:p>0.00475843558320815</text:p>
              </table:table-cell>
            </table:table-row>
            <table:table-row>
              <table:table-cell office:value-type="string">
                <text:p/>
              </table:table-cell>
              <table:table-cell office:value-type="float" office:value="0.0182407824047891">
                <text:p>0.0182407824047891</text:p>
              </table:table-cell>
              <table:table-cell office:value-type="float" office:value="0.00888681883323576">
                <text:p>0.00888681883323576</text:p>
              </table:table-cell>
            </table:table-row>
            <table:table-row>
              <table:table-cell office:value-type="string">
                <text:p/>
              </table:table-cell>
              <table:table-cell office:value-type="float" office:value="0.0280310502493202">
                <text:p>0.0280310502493202</text:p>
              </table:table-cell>
              <table:table-cell office:value-type="float" office:value="0.016171655370055">
                <text:p>0.016171655370055</text:p>
              </table:table-cell>
            </table:table-row>
            <table:table-row>
              <table:table-cell office:value-type="string">
                <text:p/>
              </table:table-cell>
              <table:table-cell office:value-type="float" office:value="0.0263004907571278">
                <text:p>0.0263004907571278</text:p>
              </table:table-cell>
              <table:table-cell office:value-type="float" office:value="0.0209158302132657">
                <text:p>0.0209158302132657</text:p>
              </table:table-cell>
            </table:table-row>
            <table:table-row>
              <table:table-cell office:value-type="string">
                <text:p/>
              </table:table-cell>
              <table:table-cell office:value-type="float" office:value="0.020322461070283">
                <text:p>0.020322461070283</text:p>
              </table:table-cell>
              <table:table-cell office:value-type="float" office:value="0.018767047544144">
                <text:p>0.018767047544144</text:p>
              </table:table-cell>
            </table:table-row>
            <table:table-row>
              <table:table-cell office:value-type="string">
                <text:p/>
              </table:table-cell>
              <table:table-cell office:value-type="float" office:value="0.0195119474555253">
                <text:p>0.0195119474555253</text:p>
              </table:table-cell>
              <table:table-cell office:value-type="float" office:value="0.0162194343270452">
                <text:p>0.0162194343270452</text:p>
              </table:table-cell>
            </table:table-row>
            <table:table-row>
              <table:table-cell office:value-type="string">
                <text:p/>
              </table:table-cell>
              <table:table-cell office:value-type="float" office:value="0.0188262785565855">
                <text:p>0.0188262785565855</text:p>
              </table:table-cell>
              <table:table-cell office:value-type="float" office:value="0.0155249732695387">
                <text:p>0.0155249732695387</text:p>
              </table:table-cell>
            </table:table-row>
            <table:table-row>
              <table:table-cell office:value-type="string">
                <text:p/>
              </table:table-cell>
              <table:table-cell office:value-type="float" office:value="0.017726863218165">
                <text:p>0.017726863218165</text:p>
              </table:table-cell>
              <table:table-cell office:value-type="float" office:value="0.0146011578999492">
                <text:p>0.0146011578999492</text:p>
              </table:table-cell>
            </table:table-row>
            <table:table-row>
              <table:table-cell office:value-type="string">
                <text:p/>
              </table:table-cell>
              <table:table-cell office:value-type="float" office:value="0.0165832599853538">
                <text:p>0.0165832599853538</text:p>
              </table:table-cell>
              <table:table-cell office:value-type="float" office:value="0.0137154262146056">
                <text:p>0.0137154262146056</text:p>
              </table:table-cell>
            </table:table-row>
            <table:table-row>
              <table:table-cell office:value-type="float" office:value="0">
                <text:p/>
              </table:table-cell>
              <table:table-cell office:value-type="float" office:value="0.0159844107326085">
                <text:p>0.0159844107326085</text:p>
              </table:table-cell>
              <table:table-cell office:value-type="float" office:value="0.0129681218653555">
                <text:p>0.0129681218653555</text:p>
              </table:table-cell>
            </table:table-row>
            <table:table-row>
              <table:table-cell office:value-type="string">
                <text:p/>
              </table:table-cell>
              <table:table-cell office:value-type="float" office:value="0.0159037016069526">
                <text:p>0.0159037016069526</text:p>
              </table:table-cell>
              <table:table-cell office:value-type="float" office:value="0.0127458600676295">
                <text:p>0.0127458600676295</text:p>
              </table:table-cell>
            </table:table-row>
            <table:table-row>
              <table:table-cell office:value-type="string">
                <text:p/>
              </table:table-cell>
              <table:table-cell office:value-type="float" office:value="0.0179518603645771">
                <text:p>0.0179518603645771</text:p>
              </table:table-cell>
              <table:table-cell office:value-type="float" office:value="0.0138060024480286">
                <text:p>0.0138060024480286</text:p>
              </table:table-cell>
            </table:table-row>
            <table:table-row>
              <table:table-cell office:value-type="string">
                <text:p/>
              </table:table-cell>
              <table:table-cell office:value-type="float" office:value="0.0202466907171707">
                <text:p>0.0202466907171707</text:p>
              </table:table-cell>
              <table:table-cell office:value-type="float" office:value="0.0157249604248775">
                <text:p>0.0157249604248775</text:p>
              </table:table-cell>
            </table:table-row>
            <table:table-row>
              <table:table-cell office:value-type="string">
                <text:p/>
              </table:table-cell>
              <table:table-cell office:value-type="float" office:value="0.0231844857065249">
                <text:p>0.0231844857065249</text:p>
              </table:table-cell>
              <table:table-cell office:value-type="float" office:value="0.0181484614448407">
                <text:p>0.0181484614448407</text:p>
              </table:table-cell>
            </table:table-row>
            <table:table-row>
              <table:table-cell office:value-type="string">
                <text:p/>
              </table:table-cell>
              <table:table-cell office:value-type="float" office:value="0.0244855573369739">
                <text:p>0.0244855573369739</text:p>
              </table:table-cell>
              <table:table-cell office:value-type="float" office:value="0.0195213293057691">
                <text:p>0.0195213293057691</text:p>
              </table:table-cell>
            </table:table-row>
            <table:table-row>
              <table:table-cell office:value-type="string">
                <text:p/>
              </table:table-cell>
              <table:table-cell office:value-type="float" office:value="0.0254807116757633">
                <text:p>0.0254807116757633</text:p>
              </table:table-cell>
              <table:table-cell office:value-type="float" office:value="0.0191609019992091">
                <text:p>0.0191609019992091</text:p>
              </table:table-cell>
            </table:table-row>
            <table:table-row>
              <table:table-cell office:value-type="string">
                <text:p/>
              </table:table-cell>
              <table:table-cell office:value-type="float" office:value="0.0247390693609254">
                <text:p>0.0247390693609254</text:p>
              </table:table-cell>
              <table:table-cell office:value-type="float" office:value="0.0180029020648332">
                <text:p>0.0180029020648332</text:p>
              </table:table-cell>
            </table:table-row>
            <table:table-row>
              <table:table-cell office:value-type="string">
                <text:p/>
              </table:table-cell>
              <table:table-cell office:value-type="float" office:value="0.0205042307391666">
                <text:p>0.0205042307391666</text:p>
              </table:table-cell>
              <table:table-cell office:value-type="float" office:value="0.0161509093432375">
                <text:p>0.0161509093432375</text:p>
              </table:table-cell>
            </table:table-row>
            <table:table-row>
              <table:table-cell office:value-type="string">
                <text:p/>
              </table:table-cell>
              <table:table-cell office:value-type="float" office:value="0.0144133212880004">
                <text:p>0.0144133212880004</text:p>
              </table:table-cell>
              <table:table-cell office:value-type="float" office:value="0.0128182044739339">
                <text:p>0.0128182044739339</text:p>
              </table:table-cell>
            </table:table-row>
            <table:table-row>
              <table:table-cell office:value-type="string">
                <text:p/>
              </table:table-cell>
              <table:table-cell office:value-type="float" office:value="0.00890405349549651">
                <text:p>0.00890405349549651</text:p>
              </table:table-cell>
              <table:table-cell office:value-type="float" office:value="0.00872580263861432">
                <text:p>0.00872580263861432</text:p>
              </table:table-cell>
            </table:table-row>
            <table:table-row>
              <table:table-cell office:value-type="string">
                <text:p>Fri</text:p>
              </table:table-cell>
              <table:table-cell office:value-type="float" office:value="0.0059710435355923">
                <text:p>0.0059710435355923</text:p>
              </table:table-cell>
              <table:table-cell office:value-type="float" office:value="0.00549522545298393">
                <text:p>0.00549522545298393</text:p>
              </table:table-cell>
            </table:table-row>
            <table:table-row>
              <table:table-cell office:value-type="string">
                <text:p/>
              </table:table-cell>
              <table:table-cell office:value-type="float" office:value="0.00476965297893585">
                <text:p>0.00476965297893585</text:p>
              </table:table-cell>
              <table:table-cell office:value-type="float" office:value="0.00383340172817538">
                <text:p>0.00383340172817538</text:p>
              </table:table-cell>
            </table:table-row>
            <table:table-row>
              <table:table-cell office:value-type="string">
                <text:p/>
              </table:table-cell>
              <table:table-cell office:value-type="float" office:value="0.00441141472898853">
                <text:p>0.00441141472898853</text:p>
              </table:table-cell>
              <table:table-cell office:value-type="float" office:value="0.00310835439246738">
                <text:p>0.00310835439246738</text:p>
              </table:table-cell>
            </table:table-row>
            <table:table-row>
              <table:table-cell office:value-type="string">
                <text:p/>
              </table:table-cell>
              <table:table-cell office:value-type="float" office:value="0.00504188245901554">
                <text:p>0.00504188245901554</text:p>
              </table:table-cell>
              <table:table-cell office:value-type="float" office:value="0.00322226667516914">
                <text:p>0.00322226667516914</text:p>
              </table:table-cell>
            </table:table-row>
            <table:table-row>
              <table:table-cell office:value-type="string">
                <text:p/>
              </table:table-cell>
              <table:table-cell office:value-type="float" office:value="0.00792998878815737">
                <text:p>0.00792998878815737</text:p>
              </table:table-cell>
              <table:table-cell office:value-type="float" office:value="0.00456170808737209">
                <text:p>0.00456170808737209</text:p>
              </table:table-cell>
            </table:table-row>
            <table:table-row>
              <table:table-cell office:value-type="string">
                <text:p/>
              </table:table-cell>
              <table:table-cell office:value-type="float" office:value="0.0135165287628003">
                <text:p>0.0135165287628003</text:p>
              </table:table-cell>
              <table:table-cell office:value-type="float" office:value="0.00830804240450204">
                <text:p>0.00830804240450204</text:p>
              </table:table-cell>
            </table:table-row>
            <table:table-row>
              <table:table-cell office:value-type="string">
                <text:p/>
              </table:table-cell>
              <table:table-cell office:value-type="float" office:value="0.0203827104090876">
                <text:p>0.0203827104090876</text:p>
              </table:table-cell>
              <table:table-cell office:value-type="float" office:value="0.0150427555555437">
                <text:p>0.0150427555555437</text:p>
              </table:table-cell>
            </table:table-row>
            <table:table-row>
              <table:table-cell office:value-type="string">
                <text:p/>
              </table:table-cell>
              <table:table-cell office:value-type="float" office:value="0.0225463005978736">
                <text:p>0.0225463005978736</text:p>
              </table:table-cell>
              <table:table-cell office:value-type="float" office:value="0.020203521406193">
                <text:p>0.020203521406193</text:p>
              </table:table-cell>
            </table:table-row>
            <table:table-row>
              <table:table-cell office:value-type="string">
                <text:p/>
              </table:table-cell>
              <table:table-cell office:value-type="float" office:value="0.0209967815993835">
                <text:p>0.0209967815993835</text:p>
              </table:table-cell>
              <table:table-cell office:value-type="float" office:value="0.0192242454997626">
                <text:p>0.0192242454997626</text:p>
              </table:table-cell>
            </table:table-row>
            <table:table-row>
              <table:table-cell office:value-type="string">
                <text:p/>
              </table:table-cell>
              <table:table-cell office:value-type="float" office:value="0.0209164414233522">
                <text:p>0.0209164414233522</text:p>
              </table:table-cell>
              <table:table-cell office:value-type="float" office:value="0.0176341903494175">
                <text:p>0.0176341903494175</text:p>
              </table:table-cell>
            </table:table-row>
            <table:table-row>
              <table:table-cell office:value-type="string">
                <text:p/>
              </table:table-cell>
              <table:table-cell office:value-type="float" office:value="0.0200175125370353">
                <text:p>0.0200175125370353</text:p>
              </table:table-cell>
              <table:table-cell office:value-type="float" office:value="0.0170313792149769">
                <text:p>0.0170313792149769</text:p>
              </table:table-cell>
            </table:table-row>
            <table:table-row>
              <table:table-cell office:value-type="string">
                <text:p/>
              </table:table-cell>
              <table:table-cell office:value-type="float" office:value="0.018854772827902">
                <text:p>0.018854772827902</text:p>
              </table:table-cell>
              <table:table-cell office:value-type="float" office:value="0.0161122210040642">
                <text:p>0.0161122210040642</text:p>
              </table:table-cell>
            </table:table-row>
            <table:table-row>
              <table:table-cell office:value-type="string">
                <text:p/>
              </table:table-cell>
              <table:table-cell office:value-type="float" office:value="0.0177412168194982">
                <text:p>0.0177412168194982</text:p>
              </table:table-cell>
              <table:table-cell office:value-type="float" office:value="0.0149318274670455">
                <text:p>0.0149318274670455</text:p>
              </table:table-cell>
            </table:table-row>
            <table:table-row>
              <table:table-cell office:value-type="float" office:value="0">
                <text:p/>
              </table:table-cell>
              <table:table-cell office:value-type="float" office:value="0.0169703116463371">
                <text:p>0.0169703116463371</text:p>
              </table:table-cell>
              <table:table-cell office:value-type="float" office:value="0.0141297845699456">
                <text:p>0.0141297845699456</text:p>
              </table:table-cell>
            </table:table-row>
            <table:table-row>
              <table:table-cell office:value-type="string">
                <text:p/>
              </table:table-cell>
              <table:table-cell office:value-type="float" office:value="0.0169347965950831">
                <text:p>0.0169347965950831</text:p>
              </table:table-cell>
              <table:table-cell office:value-type="float" office:value="0.013758614279431">
                <text:p>0.013758614279431</text:p>
              </table:table-cell>
            </table:table-row>
            <table:table-row>
              <table:table-cell office:value-type="string">
                <text:p/>
              </table:table-cell>
              <table:table-cell office:value-type="float" office:value="0.0185327801281083">
                <text:p>0.0185327801281083</text:p>
              </table:table-cell>
              <table:table-cell office:value-type="float" office:value="0.0148808748687222">
                <text:p>0.0148808748687222</text:p>
              </table:table-cell>
            </table:table-row>
            <table:table-row>
              <table:table-cell office:value-type="string">
                <text:p/>
              </table:table-cell>
              <table:table-cell office:value-type="float" office:value="0.0212088045527855">
                <text:p>0.0212088045527855</text:p>
              </table:table-cell>
              <table:table-cell office:value-type="float" office:value="0.0176130314940493">
                <text:p>0.0176130314940493</text:p>
              </table:table-cell>
            </table:table-row>
            <table:table-row>
              <table:table-cell office:value-type="string">
                <text:p/>
              </table:table-cell>
              <table:table-cell office:value-type="float" office:value="0.0220686691603168">
                <text:p>0.0220686691603168</text:p>
              </table:table-cell>
              <table:table-cell office:value-type="float" office:value="0.0184697571930312">
                <text:p>0.0184697571930312</text:p>
              </table:table-cell>
            </table:table-row>
            <table:table-row>
              <table:table-cell office:value-type="string">
                <text:p/>
              </table:table-cell>
              <table:table-cell office:value-type="float" office:value="0.0225840196324726">
                <text:p>0.0225840196324726</text:p>
              </table:table-cell>
              <table:table-cell office:value-type="float" office:value="0.0184025217664162">
                <text:p>0.0184025217664162</text:p>
              </table:table-cell>
            </table:table-row>
            <table:table-row>
              <table:table-cell office:value-type="string">
                <text:p/>
              </table:table-cell>
              <table:table-cell office:value-type="float" office:value="0.0226742436962356">
                <text:p>0.0226742436962356</text:p>
              </table:table-cell>
              <table:table-cell office:value-type="float" office:value="0.0172138746854732">
                <text:p>0.0172138746854732</text:p>
              </table:table-cell>
            </table:table-row>
            <table:table-row>
              <table:table-cell office:value-type="string">
                <text:p/>
              </table:table-cell>
              <table:table-cell office:value-type="float" office:value="0.021474066581171">
                <text:p>0.021474066581171</text:p>
              </table:table-cell>
              <table:table-cell office:value-type="float" office:value="0.0157787568449271">
                <text:p>0.0157787568449271</text:p>
              </table:table-cell>
            </table:table-row>
            <table:table-row>
              <table:table-cell office:value-type="string">
                <text:p/>
              </table:table-cell>
              <table:table-cell office:value-type="float" office:value="0.0186679592364281">
                <text:p>0.0186679592364281</text:p>
              </table:table-cell>
              <table:table-cell office:value-type="float" office:value="0.0142203046231073">
                <text:p>0.0142203046231073</text:p>
              </table:table-cell>
            </table:table-row>
            <table:table-row>
              <table:table-cell office:value-type="string">
                <text:p/>
              </table:table-cell>
              <table:table-cell office:value-type="float" office:value="0.0144529276524523">
                <text:p>0.0144529276524523</text:p>
              </table:table-cell>
              <table:table-cell office:value-type="float" office:value="0.0123067499812984">
                <text:p>0.0123067499812984</text:p>
              </table:table-cell>
            </table:table-row>
            <table:table-row>
              <table:table-cell office:value-type="string">
                <text:p/>
              </table:table-cell>
              <table:table-cell office:value-type="float" office:value="0.0100866874152421">
                <text:p>0.0100866874152421</text:p>
              </table:table-cell>
              <table:table-cell office:value-type="float" office:value="0.00960908372482597">
                <text:p>0.00960908372482597</text:p>
              </table:table-cell>
            </table:table-row>
            <table:table-row>
              <table:table-cell office:value-type="string">
                <text:p>Weekend/Holiday</text:p>
              </table:table-cell>
              <table:table-cell office:value-type="float" office:value="0.00694264158632172">
                <text:p>0.00694264158632172</text:p>
              </table:table-cell>
              <table:table-cell office:value-type="float" office:value="0.00679284163472723">
                <text:p>0.00679284163472723</text:p>
              </table:table-cell>
            </table:table-row>
            <table:table-row>
              <table:table-cell office:value-type="string">
                <text:p/>
              </table:table-cell>
              <table:table-cell office:value-type="float" office:value="0.00533006260723113">
                <text:p>0.00533006260723113</text:p>
              </table:table-cell>
              <table:table-cell office:value-type="float" office:value="0.00477177129730055">
                <text:p>0.00477177129730055</text:p>
              </table:table-cell>
            </table:table-row>
            <table:table-row>
              <table:table-cell office:value-type="string">
                <text:p/>
              </table:table-cell>
              <table:table-cell office:value-type="float" office:value="0.00472125218031908">
                <text:p>0.00472125218031908</text:p>
              </table:table-cell>
              <table:table-cell office:value-type="float" office:value="0.003691453055418">
                <text:p>0.003691453055418</text:p>
              </table:table-cell>
            </table:table-row>
            <table:table-row>
              <table:table-cell office:value-type="string">
                <text:p/>
              </table:table-cell>
              <table:table-cell office:value-type="float" office:value="0.00498982283605279">
                <text:p>0.00498982283605279</text:p>
              </table:table-cell>
              <table:table-cell office:value-type="float" office:value="0.00322645320629767">
                <text:p>0.00322645320629767</text:p>
              </table:table-cell>
            </table:table-row>
            <table:table-row>
              <table:table-cell office:value-type="string">
                <text:p/>
              </table:table-cell>
              <table:table-cell office:value-type="float" office:value="0.0068581457055914">
                <text:p>0.0068581457055914</text:p>
              </table:table-cell>
              <table:table-cell office:value-type="float" office:value="0.00356959171300962">
                <text:p>0.00356959171300962</text:p>
              </table:table-cell>
            </table:table-row>
            <table:table-row>
              <table:table-cell office:value-type="string">
                <text:p/>
              </table:table-cell>
              <table:table-cell office:value-type="float" office:value="0.0125831944893474">
                <text:p>0.0125831944893474</text:p>
              </table:table-cell>
              <table:table-cell office:value-type="float" office:value="0.00500518190681601">
                <text:p>0.00500518190681601</text:p>
              </table:table-cell>
            </table:table-row>
            <table:table-row>
              <table:table-cell office:value-type="string">
                <text:p/>
              </table:table-cell>
              <table:table-cell office:value-type="float" office:value="0.0193527140037135">
                <text:p>0.0193527140037135</text:p>
              </table:table-cell>
              <table:table-cell office:value-type="float" office:value="0.00764751579171002">
                <text:p>0.00764751579171002</text:p>
              </table:table-cell>
            </table:table-row>
            <table:table-row>
              <table:table-cell office:value-type="string">
                <text:p/>
              </table:table-cell>
              <table:table-cell office:value-type="float" office:value="0.0228146658340538">
                <text:p>0.0228146658340538</text:p>
              </table:table-cell>
              <table:table-cell office:value-type="float" office:value="0.012199159459854">
                <text:p>0.012199159459854</text:p>
              </table:table-cell>
            </table:table-row>
            <table:table-row>
              <table:table-cell office:value-type="string">
                <text:p/>
              </table:table-cell>
              <table:table-cell office:value-type="float" office:value="0.0262426676837111">
                <text:p>0.0262426676837111</text:p>
              </table:table-cell>
              <table:table-cell office:value-type="float" office:value="0.0184303262477683">
                <text:p>0.0184303262477683</text:p>
              </table:table-cell>
            </table:table-row>
            <table:table-row>
              <table:table-cell office:value-type="string">
                <text:p/>
              </table:table-cell>
              <table:table-cell office:value-type="float" office:value="0.0285325638934571">
                <text:p>0.0285325638934571</text:p>
              </table:table-cell>
              <table:table-cell office:value-type="float" office:value="0.0233805465361658">
                <text:p>0.0233805465361658</text:p>
              </table:table-cell>
            </table:table-row>
            <table:table-row>
              <table:table-cell office:value-type="string">
                <text:p/>
              </table:table-cell>
              <table:table-cell office:value-type="float" office:value="0.0276280737887908">
                <text:p>0.0276280737887908</text:p>
              </table:table-cell>
              <table:table-cell office:value-type="float" office:value="0.0248836317705986">
                <text:p>0.0248836317705986</text:p>
              </table:table-cell>
            </table:table-row>
            <table:table-row>
              <table:table-cell office:value-type="string">
                <text:p/>
              </table:table-cell>
              <table:table-cell office:value-type="float" office:value="0.0261203427855303">
                <text:p>0.0261203427855303</text:p>
              </table:table-cell>
              <table:table-cell office:value-type="float" office:value="0.0241141812018482">
                <text:p>0.0241141812018482</text:p>
              </table:table-cell>
            </table:table-row>
            <table:table-row>
              <table:table-cell office:value-type="string">
                <text:p/>
              </table:table-cell>
              <table:table-cell office:value-type="float" office:value="0.0243906876674471">
                <text:p>0.0243906876674471</text:p>
              </table:table-cell>
              <table:table-cell office:value-type="float" office:value="0.0225856041728637">
                <text:p>0.02258560417286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